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0.61mm"/>
    </style:style>
    <style:style style:name="co2" style:family="table-column">
      <style:table-column-properties fo:break-before="auto" style:column-width="53.18mm"/>
    </style:style>
    <style:style style:name="co3" style:family="table-column">
      <style:table-column-properties fo:break-before="auto" style:column-width="64.35mm"/>
    </style:style>
    <style:style style:name="co4" style:family="table-column">
      <style:table-column-properties fo:break-before="auto" style:column-width="49.64mm"/>
    </style:style>
    <style:style style:name="co5" style:family="table-column">
      <style:table-column-properties fo:break-before="auto" style:column-width="88.04mm"/>
    </style:style>
    <style:style style:name="co6" style:family="table-column">
      <style:table-column-properties fo:break-before="auto" style:column-width="89.68mm"/>
    </style:style>
    <style:style style:name="co7" style:family="table-column">
      <style:table-column-properties fo:break-before="auto" style:column-width="62.18mm"/>
    </style:style>
    <style:style style:name="co8" style:family="table-column">
      <style:table-column-properties fo:break-before="auto" style:column-width="61.08mm"/>
    </style:style>
    <style:style style:name="co9" style:family="table-column">
      <style:table-column-properties fo:break-before="auto" style:column-width="64.89mm"/>
    </style:style>
    <style:style style:name="co10" style:family="table-column">
      <style:table-column-properties fo:break-before="auto" style:column-width="53.46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66.53mm"/>
    </style:style>
    <style:style style:name="co13" style:family="table-column">
      <style:table-column-properties fo:break-before="auto" style:column-width="39.85mm"/>
    </style:style>
    <style:style style:name="co14" style:family="table-column">
      <style:table-column-properties fo:break-before="auto" style:column-width="106.29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WenQuanYi Micro Hei" style:font-name-complex="Lohit Devanagari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Φύλλο2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11" table:number-columns-repeated="1012" table:default-cell-style-name="ce1"/>
        <table:table-row table:style-name="ro1">
          <table:table-cell/>
          <table:table-cell table:style-name="ce4" office:value-type="string" calcext:value-type="string">
            <text:p>NORMAL EXECUTION</text:p>
          </table:table-cell>
          <table:table-cell table:style-name="ce4" office:value-type="string" calcext:value-type="string">
            <text:p>NO MACS (0 bytes for them)</text:p>
          </table:table-cell>
          <table:table-cell table:style-name="ce4" office:value-type="string" calcext:value-type="string">
            <text:p>IGNORING MACS</text:p>
          </table:table-cell>
          <table:table-cell table:style-name="ce4" office:value-type="string" calcext:value-type="string">
            <text:p>IGNORING MACS AT LAST MOMENT</text:p>
          </table:table-cell>
          <table:table-cell table:style-name="ce4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4" office:value-type="string" calcext:value-type="string">
            <text:p>INCLUDING MACS CACHE </text:p>
            <text:p>60(code)-60(data) (2 way set assoc)</text:p>
          </table:table-cell>
          <table:table-cell table:style-name="ce4" office:value-type="string" calcext:value-type="string">
            <text:p>INCLUDING MACS CACHE </text:p>
            <text:p>100(code)-100(data) (2 way set assoc)</text:p>
          </table:table-cell>
          <table:table-cell table:style-name="ce4" office:value-type="string" calcext:value-type="string">
            <text:p>INCLUDING MACS CACHE </text:p>
            <text:p>150(code)-150(data) (2 way set assoc)</text:p>
          </table:table-cell>
          <table:table-cell table:style-name="ce4" office:value-type="string" calcext:value-type="string">
            <text:p>INCLUDING MACS CACHE </text:p>
            <text:p>200(code)-200(data) (2 way set assoc)</text:p>
          </table:table-cell>
          <table:table-cell table:style-name="ce4" office:value-type="string" calcext:value-type="string">
            <text:p>INCLUDING MACS NO CACHE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everything is executed normally</text:p>
          </table:table-cell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2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5"/>
          <table:table-cell office:value-type="string" calcext:value-type="string">
            <text:p>we do everything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office:value-type="float" office:value="1.594" calcext:value-type="float">
            <text:p>1,594</text:p>
          </table:table-cell>
          <table:table-cell office:value-type="float" office:value="20.1314" calcext:value-type="float">
            <text:p>20,1314</text:p>
          </table:table-cell>
          <table:table-cell office:value-type="float" office:value="18.7198" calcext:value-type="float">
            <text:p>18,7198</text:p>
          </table:table-cell>
          <table:table-cell office:value-type="float" office:value="451.69" calcext:value-type="float">
            <text:p>451,69</text:p>
          </table:table-cell>
          <table:table-cell office:value-type="float" office:value="2625.09" calcext:value-type="float">
            <text:p>2625,09</text:p>
          </table:table-cell>
          <table:table-cell office:value-type="float" office:value="2517.51" calcext:value-type="float">
            <text:p>2517,51</text:p>
          </table:table-cell>
          <table:table-cell office:value-type="float" office:value="2005.24" calcext:value-type="float">
            <text:p>2005,24</text:p>
          </table:table-cell>
          <table:table-cell office:value-type="float" office:value="1467.76" calcext:value-type="float">
            <text:p>1467,76</text:p>
          </table:table-cell>
          <table:table-cell office:value-type="float" office:value="835.818" calcext:value-type="float">
            <text:p>835,818</text:p>
          </table:table-cell>
          <table:table-cell office:value-type="float" office:value="1031.46" calcext:value-type="float">
            <text:p>1031,46</text:p>
          </table:table-cell>
          <table:table-cell office:value-type="float" office:value="2804.97" calcext:value-type="float">
            <text:p>2804,9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office:value-type="float" office:value="1.594" calcext:value-type="float">
            <text:p>1,594</text:p>
          </table:table-cell>
          <table:table-cell office:value-type="float" office:value="11.7303" calcext:value-type="float">
            <text:p>11,7303</text:p>
          </table:table-cell>
          <table:table-cell office:value-type="float" office:value="10.8961" calcext:value-type="float">
            <text:p>10,8961</text:p>
          </table:table-cell>
          <table:table-cell office:value-type="float" office:value="95.2951" calcext:value-type="float">
            <text:p>95,2951</text:p>
          </table:table-cell>
          <table:table-cell office:value-type="float" office:value="358.384" calcext:value-type="float">
            <text:p>358,384</text:p>
          </table:table-cell>
          <table:table-cell office:value-type="float" office:value="253.96" calcext:value-type="float">
            <text:p>253,96</text:p>
          </table:table-cell>
          <table:table-cell office:value-type="float" office:value="109.149" calcext:value-type="float">
            <text:p>109,149</text:p>
          </table:table-cell>
          <table:table-cell office:value-type="float" office:value="109.93" calcext:value-type="float">
            <text:p>109,93</text:p>
          </table:table-cell>
          <table:table-cell office:value-type="float" office:value="108.986" calcext:value-type="float">
            <text:p>108,986</text:p>
          </table:table-cell>
          <table:table-cell office:value-type="float" office:value="130.229" calcext:value-type="float">
            <text:p>130,229</text:p>
          </table:table-cell>
          <table:table-cell office:value-type="float" office:value="774.315" calcext:value-type="float">
            <text:p>774,31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primes 150k </text:p>
          </table:table-cell>
          <table:table-cell office:value-type="float" office:value="1.594" calcext:value-type="float">
            <text:p>1,594</text:p>
          </table:table-cell>
          <table:table-cell office:value-type="float" office:value="10.465" calcext:value-type="float">
            <text:p>10,465</text:p>
          </table:table-cell>
          <table:table-cell office:value-type="float" office:value="10.673" calcext:value-type="float">
            <text:p>10,673</text:p>
          </table:table-cell>
          <table:table-cell office:value-type="float" office:value="49.9397" calcext:value-type="float">
            <text:p>49,9397</text:p>
          </table:table-cell>
          <table:table-cell office:value-type="float" office:value="61.8122" calcext:value-type="float">
            <text:p>61,8122</text:p>
          </table:table-cell>
          <table:table-cell office:value-type="float" office:value="60.9881" calcext:value-type="float">
            <text:p>60,9881</text:p>
          </table:table-cell>
          <table:table-cell office:value-type="float" office:value="61.6696" calcext:value-type="float">
            <text:p>61,6696</text:p>
          </table:table-cell>
          <table:table-cell office:value-type="float" office:value="61.3265" calcext:value-type="float">
            <text:p>61,3265</text:p>
          </table:table-cell>
          <table:table-cell office:value-type="float" office:value="61.8364" calcext:value-type="float">
            <text:p>61,8364</text:p>
          </table:table-cell>
          <table:table-cell office:value-type="float" office:value="68.8099" calcext:value-type="float">
            <text:p>68,8099</text:p>
          </table:table-cell>
          <table:table-cell office:value-type="float" office:value="524.519" calcext:value-type="float">
            <text:p>524,51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office:value-type="float" office:value="1.594" calcext:value-type="float">
            <text:p>1,594</text:p>
          </table:table-cell>
          <table:table-cell office:value-type="float" office:value="12.6969" calcext:value-type="float">
            <text:p>12,6969</text:p>
          </table:table-cell>
          <table:table-cell office:value-type="float" office:value="11.9108" calcext:value-type="float">
            <text:p>11,9108</text:p>
          </table:table-cell>
          <table:table-cell office:value-type="float" office:value="221.191" calcext:value-type="float">
            <text:p>221,191</text:p>
          </table:table-cell>
          <table:table-cell office:value-type="float" office:value="1134.6" calcext:value-type="float">
            <text:p>1134,6</text:p>
          </table:table-cell>
          <table:table-cell office:value-type="float" office:value="653.321" calcext:value-type="float">
            <text:p>653,321</text:p>
          </table:table-cell>
          <table:table-cell office:value-type="float" office:value="251.642" calcext:value-type="float">
            <text:p>251,642</text:p>
          </table:table-cell>
          <table:table-cell office:value-type="float" office:value="257.508" calcext:value-type="float">
            <text:p>257,508</text:p>
          </table:table-cell>
          <table:table-cell office:value-type="float" office:value="252.881" calcext:value-type="float">
            <text:p>252,881</text:p>
          </table:table-cell>
          <table:table-cell office:value-type="float" office:value="313.159" calcext:value-type="float">
            <text:p>313,159</text:p>
          </table:table-cell>
          <table:table-cell office:value-type="float" office:value="1407.47" calcext:value-type="float">
            <text:p>1407,4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office:value-type="float" office:value="1.594" calcext:value-type="float">
            <text:p>1,594</text:p>
          </table:table-cell>
          <table:table-cell office:value-type="float" office:value="10.3918" calcext:value-type="float">
            <text:p>10,3918</text:p>
          </table:table-cell>
          <table:table-cell office:value-type="float" office:value="11.0548" calcext:value-type="float">
            <text:p>11,0548</text:p>
          </table:table-cell>
          <table:table-cell office:value-type="float" office:value="79.1335" calcext:value-type="float">
            <text:p>79,1335</text:p>
          </table:table-cell>
          <table:table-cell office:value-type="float" office:value="92.9456" calcext:value-type="float">
            <text:p>92,9456</text:p>
          </table:table-cell>
          <table:table-cell office:value-type="float" office:value="92.0909" calcext:value-type="float">
            <text:p>92,0909</text:p>
          </table:table-cell>
          <table:table-cell office:value-type="float" office:value="91.1711" calcext:value-type="float">
            <text:p>91,1711</text:p>
          </table:table-cell>
          <table:table-cell office:value-type="float" office:value="93.1474" calcext:value-type="float">
            <text:p>93,1474</text:p>
          </table:table-cell>
          <table:table-cell office:value-type="float" office:value="93.2887" calcext:value-type="float">
            <text:p>93,2887</text:p>
          </table:table-cell>
          <table:table-cell office:value-type="float" office:value="109.245" calcext:value-type="float">
            <text:p>109,245</text:p>
          </table:table-cell>
          <table:table-cell office:value-type="float" office:value="640.237" calcext:value-type="float">
            <text:p>640,237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Fixed length 71b primes 150k</text:p>
          </table:table-cell>
          <table:table-cell office:value-type="float" office:value="1.594" calcext:value-type="float">
            <text:p>1,594</text:p>
          </table:table-cell>
          <table:table-cell office:value-type="float" office:value="10.5206" calcext:value-type="float">
            <text:p>10,5206</text:p>
          </table:table-cell>
          <table:table-cell office:value-type="float" office:value="10.9632" calcext:value-type="float">
            <text:p>10,9632</text:p>
          </table:table-cell>
          <table:table-cell office:value-type="float" office:value="68.8667" calcext:value-type="float">
            <text:p>68,8667</text:p>
          </table:table-cell>
          <table:table-cell office:value-type="float" office:value="81.588" calcext:value-type="float">
            <text:p>81,588</text:p>
          </table:table-cell>
          <table:table-cell office:value-type="float" office:value="83.448" calcext:value-type="float">
            <text:p>83,448</text:p>
          </table:table-cell>
          <table:table-cell office:value-type="float" office:value="84.3033" calcext:value-type="float">
            <text:p>84,3033</text:p>
          </table:table-cell>
          <table:table-cell office:value-type="float" office:value="83.5034" calcext:value-type="float">
            <text:p>83,5034</text:p>
          </table:table-cell>
          <table:table-cell office:value-type="float" office:value="83.3906" calcext:value-type="float">
            <text:p>83,3906</text:p>
          </table:table-cell>
          <table:table-cell office:value-type="float" office:value="97.9779" calcext:value-type="float">
            <text:p>97,9779</text:p>
          </table:table-cell>
          <table:table-cell office:value-type="float" office:value="601.287" calcext:value-type="float">
            <text:p>601,28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office:value-type="float" office:value="1.594" calcext:value-type="float">
            <text:p>1,594</text:p>
          </table:table-cell>
          <table:table-cell office:value-type="float" office:value="11.7339" calcext:value-type="float">
            <text:p>11,7339</text:p>
          </table:table-cell>
          <table:table-cell office:value-type="float" office:value="10.7714" calcext:value-type="float">
            <text:p>10,7714</text:p>
          </table:table-cell>
          <table:table-cell office:value-type="float" office:value="68.2574" calcext:value-type="float">
            <text:p>68,2574</text:p>
          </table:table-cell>
          <table:table-cell office:value-type="float" office:value="82.8959" calcext:value-type="float">
            <text:p>82,8959</text:p>
          </table:table-cell>
          <table:table-cell office:value-type="float" office:value="82.5513" calcext:value-type="float">
            <text:p>82,5513</text:p>
          </table:table-cell>
          <table:table-cell office:value-type="float" office:value="83.2152" calcext:value-type="float">
            <text:p>83,2152</text:p>
          </table:table-cell>
          <table:table-cell office:value-type="float" office:value="86.418" calcext:value-type="float">
            <text:p>86,418</text:p>
          </table:table-cell>
          <table:table-cell office:value-type="float" office:value="82.1876" calcext:value-type="float">
            <text:p>82,1876</text:p>
          </table:table-cell>
          <table:table-cell office:value-type="float" office:value="97.2529" calcext:value-type="float">
            <text:p>97,2529</text:p>
          </table:table-cell>
          <table:table-cell office:value-type="float" office:value="614.483" calcext:value-type="float">
            <text:p>614,483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office:value-type="float" office:value="1.02" calcext:value-type="float">
            <text:p>1,02</text:p>
          </table:table-cell>
          <table:table-cell office:value-type="float" office:value="21.4867" calcext:value-type="float">
            <text:p>21,4867</text:p>
          </table:table-cell>
          <table:table-cell office:value-type="float" office:value="21.2537" calcext:value-type="float">
            <text:p>21,2537</text:p>
          </table:table-cell>
          <table:table-cell office:value-type="float" office:value="445.503" calcext:value-type="float">
            <text:p>445,503</text:p>
          </table:table-cell>
          <table:table-cell office:value-type="float" office:value="2725.2" calcext:value-type="float">
            <text:p>2725,2</text:p>
          </table:table-cell>
          <table:table-cell office:value-type="float" office:value="2557.31" calcext:value-type="float">
            <text:p>2557,31</text:p>
          </table:table-cell>
          <table:table-cell office:value-type="float" office:value="2484.67" calcext:value-type="float">
            <text:p>2484,67</text:p>
          </table:table-cell>
          <table:table-cell office:value-type="float" office:value="2253.93" calcext:value-type="float">
            <text:p>2253,93</text:p>
          </table:table-cell>
          <table:table-cell office:value-type="float" office:value="1945.71" calcext:value-type="float">
            <text:p>1945,71</text:p>
          </table:table-cell>
          <table:table-cell office:value-type="float" office:value="1658.45" calcext:value-type="float">
            <text:p>1658,45</text:p>
          </table:table-cell>
          <table:table-cell office:value-type="float" office:value="2825.96" calcext:value-type="float">
            <text:p>2825,9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hanoi 28</text:p>
          </table:table-cell>
          <table:table-cell office:value-type="float" office:value="1.02" calcext:value-type="float">
            <text:p>1,02</text:p>
          </table:table-cell>
          <table:table-cell office:value-type="float" office:value="10.6053" calcext:value-type="float">
            <text:p>10,6053</text:p>
          </table:table-cell>
          <table:table-cell office:value-type="float" office:value="11.0053" calcext:value-type="float">
            <text:p>11,0053</text:p>
          </table:table-cell>
          <table:table-cell office:value-type="float" office:value="87.0629" calcext:value-type="float">
            <text:p>87,0629</text:p>
          </table:table-cell>
          <table:table-cell office:value-type="float" office:value="536.312" calcext:value-type="float">
            <text:p>536,312</text:p>
          </table:table-cell>
          <table:table-cell office:value-type="float" office:value="236.933" calcext:value-type="float">
            <text:p>236,933</text:p>
          </table:table-cell>
          <table:table-cell office:value-type="float" office:value="138.718" calcext:value-type="float">
            <text:p>138,718</text:p>
          </table:table-cell>
          <table:table-cell office:value-type="float" office:value="126.196" calcext:value-type="float">
            <text:p>126,196</text:p>
          </table:table-cell>
          <table:table-cell office:value-type="float" office:value="100.136" calcext:value-type="float">
            <text:p>100,136</text:p>
          </table:table-cell>
          <table:table-cell office:value-type="float" office:value="120.254" calcext:value-type="float">
            <text:p>120,254</text:p>
          </table:table-cell>
          <table:table-cell office:value-type="float" office:value="759.07" calcext:value-type="float">
            <text:p>759,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hanoi 28</text:p>
          </table:table-cell>
          <table:table-cell office:value-type="float" office:value="1.02" calcext:value-type="float">
            <text:p>1,02</text:p>
          </table:table-cell>
          <table:table-cell office:value-type="float" office:value="10.8059" calcext:value-type="float">
            <text:p>10,8059</text:p>
          </table:table-cell>
          <table:table-cell office:value-type="float" office:value="10.1759" calcext:value-type="float">
            <text:p>10,1759</text:p>
          </table:table-cell>
          <table:table-cell office:value-type="float" office:value="49.6708" calcext:value-type="float">
            <text:p>49,6708</text:p>
          </table:table-cell>
          <table:table-cell office:value-type="float" office:value="190.96" calcext:value-type="float">
            <text:p>190,96</text:p>
          </table:table-cell>
          <table:table-cell office:value-type="float" office:value="76.0827" calcext:value-type="float">
            <text:p>76,0827</text:p>
          </table:table-cell>
          <table:table-cell office:value-type="float" office:value="63.4485" calcext:value-type="float">
            <text:p>63,4485</text:p>
          </table:table-cell>
          <table:table-cell office:value-type="float" office:value="59.2168" calcext:value-type="float">
            <text:p>59,2168</text:p>
          </table:table-cell>
          <table:table-cell office:value-type="float" office:value="58.7737" calcext:value-type="float">
            <text:p>58,7737</text:p>
          </table:table-cell>
          <table:table-cell office:value-type="float" office:value="67.5817" calcext:value-type="float">
            <text:p>67,5817</text:p>
          </table:table-cell>
          <table:table-cell office:value-type="float" office:value="553.244" calcext:value-type="float">
            <text:p>553,24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hanoi 28</text:p>
          </table:table-cell>
          <table:table-cell office:value-type="float" office:value="1.02" calcext:value-type="float">
            <text:p>1,02</text:p>
          </table:table-cell>
          <table:table-cell office:value-type="float" office:value="12.5092" calcext:value-type="float">
            <text:p>12,5092</text:p>
          </table:table-cell>
          <table:table-cell office:value-type="float" office:value="13.0195" calcext:value-type="float">
            <text:p>13,0195</text:p>
          </table:table-cell>
          <table:table-cell office:value-type="float" office:value="261.199" calcext:value-type="float">
            <text:p>261,199</text:p>
          </table:table-cell>
          <table:table-cell office:value-type="float" office:value="1597.72" calcext:value-type="float">
            <text:p>1597,72</text:p>
          </table:table-cell>
          <table:table-cell office:value-type="float" office:value="1488.63" calcext:value-type="float">
            <text:p>1488,63</text:p>
          </table:table-cell>
          <table:table-cell office:value-type="float" office:value="1286.43" calcext:value-type="float">
            <text:p>1286,43</text:p>
          </table:table-cell>
          <table:table-cell office:value-type="float" office:value="991.859" calcext:value-type="float">
            <text:p>991,859</text:p>
          </table:table-cell>
          <table:table-cell office:value-type="float" office:value="738.163" calcext:value-type="float">
            <text:p>738,163</text:p>
          </table:table-cell>
          <table:table-cell office:value-type="float" office:value="381.797" calcext:value-type="float">
            <text:p>381,797</text:p>
          </table:table-cell>
          <table:table-cell office:value-type="float" office:value="1673.33" calcext:value-type="float">
            <text:p>1673,3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hanoi 28</text:p>
          </table:table-cell>
          <table:table-cell office:value-type="float" office:value="1.02" calcext:value-type="float">
            <text:p>1,02</text:p>
          </table:table-cell>
          <table:table-cell office:value-type="float" office:value="11.0319" calcext:value-type="float">
            <text:p>11,0319</text:p>
          </table:table-cell>
          <table:table-cell office:value-type="float" office:value="10.8659" calcext:value-type="float">
            <text:p>10,8659</text:p>
          </table:table-cell>
          <table:table-cell office:value-type="float" office:value="81.0814" calcext:value-type="float">
            <text:p>81,0814</text:p>
          </table:table-cell>
          <table:table-cell office:value-type="float" office:value="454.501" calcext:value-type="float">
            <text:p>454,501</text:p>
          </table:table-cell>
          <table:table-cell office:value-type="float" office:value="241.061" calcext:value-type="float">
            <text:p>241,061</text:p>
          </table:table-cell>
          <table:table-cell office:value-type="float" office:value="99.6678" calcext:value-type="float">
            <text:p>99,6678</text:p>
          </table:table-cell>
          <table:table-cell office:value-type="float" office:value="98.6987" calcext:value-type="float">
            <text:p>98,6987</text:p>
          </table:table-cell>
          <table:table-cell office:value-type="float" office:value="98.3224" calcext:value-type="float">
            <text:p>98,3224</text:p>
          </table:table-cell>
          <table:table-cell office:value-type="float" office:value="117.754" calcext:value-type="float">
            <text:p>117,754</text:p>
          </table:table-cell>
          <table:table-cell office:value-type="float" office:value="726.412" calcext:value-type="float">
            <text:p>726,41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Fixed length 71b hanoi 28</text:p>
          </table:table-cell>
          <table:table-cell office:value-type="float" office:value="1.02" calcext:value-type="float">
            <text:p>1,02</text:p>
          </table:table-cell>
          <table:table-cell office:value-type="float" office:value="10.4335" calcext:value-type="float">
            <text:p>10,4335</text:p>
          </table:table-cell>
          <table:table-cell office:value-type="float" office:value="10.7905" calcext:value-type="float">
            <text:p>10,7905</text:p>
          </table:table-cell>
          <table:table-cell office:value-type="float" office:value="69.4228" calcext:value-type="float">
            <text:p>69,4228</text:p>
          </table:table-cell>
          <table:table-cell office:value-type="float" office:value="354.589" calcext:value-type="float">
            <text:p>354,589</text:p>
          </table:table-cell>
          <table:table-cell office:value-type="float" office:value="108.607" calcext:value-type="float">
            <text:p>108,607</text:p>
          </table:table-cell>
          <table:table-cell office:value-type="float" office:value="85.7233" calcext:value-type="float">
            <text:p>85,7233</text:p>
          </table:table-cell>
          <table:table-cell office:value-type="float" office:value="91.1924" calcext:value-type="float">
            <text:p>91,1924</text:p>
          </table:table-cell>
          <table:table-cell office:value-type="float" office:value="85.8693" calcext:value-type="float">
            <text:p>85,8693</text:p>
          </table:table-cell>
          <table:table-cell office:value-type="float" office:value="99.7063" calcext:value-type="float">
            <text:p>99,7063</text:p>
          </table:table-cell>
          <table:table-cell office:value-type="float" office:value="644.03" calcext:value-type="float">
            <text:p>644,0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hanoi 28</text:p>
          </table:table-cell>
          <table:table-cell office:value-type="float" office:value="1.02" calcext:value-type="float">
            <text:p>1,02</text:p>
          </table:table-cell>
          <table:table-cell office:value-type="float" office:value="10.9247" calcext:value-type="float">
            <text:p>10,9247</text:p>
          </table:table-cell>
          <table:table-cell office:value-type="float" office:value="10.8628" calcext:value-type="float">
            <text:p>10,8628</text:p>
          </table:table-cell>
          <table:table-cell office:value-type="float" office:value="69.3755" calcext:value-type="float">
            <text:p>69,3755</text:p>
          </table:table-cell>
          <table:table-cell office:value-type="float" office:value="355.03" calcext:value-type="float">
            <text:p>355,03</text:p>
          </table:table-cell>
          <table:table-cell office:value-type="float" office:value="103.712" calcext:value-type="float">
            <text:p>103,712</text:p>
          </table:table-cell>
          <table:table-cell office:value-type="float" office:value="88.7686" calcext:value-type="float">
            <text:p>88,7686</text:p>
          </table:table-cell>
          <table:table-cell office:value-type="float" office:value="83.5421" calcext:value-type="float">
            <text:p>83,5421</text:p>
          </table:table-cell>
          <table:table-cell office:value-type="float" office:value="84.6671" calcext:value-type="float">
            <text:p>84,6671</text:p>
          </table:table-cell>
          <table:table-cell office:value-type="float" office:value="98.7481" calcext:value-type="float">
            <text:p>98,7481</text:p>
          </table:table-cell>
          <table:table-cell office:value-type="float" office:value="658.024" calcext:value-type="float">
            <text:p>658,024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office:value-type="float" office:value="1.585" calcext:value-type="float">
            <text:p>1,585</text:p>
          </table:table-cell>
          <table:table-cell office:value-type="float" office:value="50.4991" calcext:value-type="float">
            <text:p>50,4991</text:p>
          </table:table-cell>
          <table:table-cell office:value-type="float" office:value="46.5085" calcext:value-type="float">
            <text:p>46,5085</text:p>
          </table:table-cell>
          <table:table-cell office:value-type="float" office:value="880.511" calcext:value-type="float">
            <text:p>880,511</text:p>
          </table:table-cell>
          <table:table-cell office:value-type="float" office:value="5293.83" calcext:value-type="float">
            <text:p>5293,83</text:p>
          </table:table-cell>
          <table:table-cell office:value-type="float" office:value="5210.27" calcext:value-type="float">
            <text:p>5210,27</text:p>
          </table:table-cell>
          <table:table-cell office:value-type="float" office:value="5097.21" calcext:value-type="float">
            <text:p>5097,21</text:p>
          </table:table-cell>
          <table:table-cell office:value-type="float" office:value="4513.49" calcext:value-type="float">
            <text:p>4513,49</text:p>
          </table:table-cell>
          <table:table-cell office:value-type="float" office:value="2998.84" calcext:value-type="float">
            <text:p>2998,84</text:p>
          </table:table-cell>
          <table:table-cell office:value-type="float" office:value="2558.37" calcext:value-type="float">
            <text:p>2558,37</text:p>
          </table:table-cell>
          <table:table-cell office:value-type="float" office:value="5551.02" calcext:value-type="float">
            <text:p>5551,0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office:value-type="float" office:value="1.585" calcext:value-type="float">
            <text:p>1,585</text:p>
          </table:table-cell>
          <table:table-cell office:value-type="float" office:value="31.4019" calcext:value-type="float">
            <text:p>31,4019</text:p>
          </table:table-cell>
          <table:table-cell office:value-type="float" office:value="32.8965" calcext:value-type="float">
            <text:p>32,8965</text:p>
          </table:table-cell>
          <table:table-cell office:value-type="float" office:value="183.799" calcext:value-type="float">
            <text:p>183,799</text:p>
          </table:table-cell>
          <table:table-cell office:value-type="float" office:value="942.056" calcext:value-type="float">
            <text:p>942,056</text:p>
          </table:table-cell>
          <table:table-cell office:value-type="float" office:value="638.781" calcext:value-type="float">
            <text:p>638,781</text:p>
          </table:table-cell>
          <table:table-cell office:value-type="float" office:value="304.981" calcext:value-type="float">
            <text:p>304,981</text:p>
          </table:table-cell>
          <table:table-cell office:value-type="float" office:value="483.778" calcext:value-type="float">
            <text:p>483,778</text:p>
          </table:table-cell>
          <table:table-cell office:value-type="float" office:value="293.883" calcext:value-type="float">
            <text:p>293,883</text:p>
          </table:table-cell>
          <table:table-cell office:value-type="float" office:value="508.335" calcext:value-type="float">
            <text:p>508,335</text:p>
          </table:table-cell>
          <table:table-cell office:value-type="float" office:value="1544.43" calcext:value-type="float">
            <text:p>1544,4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matrix mult 800 </text:p>
          </table:table-cell>
          <table:table-cell office:value-type="float" office:value="1.585" calcext:value-type="float">
            <text:p>1,585</text:p>
          </table:table-cell>
          <table:table-cell office:value-type="float" office:value="30.7072" calcext:value-type="float">
            <text:p>30,7072</text:p>
          </table:table-cell>
          <table:table-cell office:value-type="float" office:value="33.6097" calcext:value-type="float">
            <text:p>33,6097</text:p>
          </table:table-cell>
          <table:table-cell office:value-type="float" office:value="87.7423" calcext:value-type="float">
            <text:p>87,7423</text:p>
          </table:table-cell>
          <table:table-cell office:value-type="float" office:value="236.027" calcext:value-type="float">
            <text:p>236,027</text:p>
          </table:table-cell>
          <table:table-cell office:value-type="float" office:value="205.9" calcext:value-type="float">
            <text:p>205,9</text:p>
          </table:table-cell>
          <table:table-cell office:value-type="float" office:value="197.972" calcext:value-type="float">
            <text:p>197,972</text:p>
          </table:table-cell>
          <table:table-cell office:value-type="float" office:value="190.933" calcext:value-type="float">
            <text:p>190,933</text:p>
          </table:table-cell>
          <table:table-cell office:value-type="float" office:value="194.956" calcext:value-type="float">
            <text:p>194,956</text:p>
          </table:table-cell>
          <table:table-cell office:value-type="float" office:value="192.331" calcext:value-type="float">
            <text:p>192,331</text:p>
          </table:table-cell>
          <table:table-cell office:value-type="float" office:value="1035.48" calcext:value-type="float">
            <text:p>1035,4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office:value-type="float" office:value="1.585" calcext:value-type="float">
            <text:p>1,585</text:p>
          </table:table-cell>
          <table:table-cell office:value-type="float" office:value="38.0074" calcext:value-type="float">
            <text:p>38,0074</text:p>
          </table:table-cell>
          <table:table-cell office:value-type="float" office:value="39.9407" calcext:value-type="float">
            <text:p>39,9407</text:p>
          </table:table-cell>
          <table:table-cell office:value-type="float" office:value="474.844" calcext:value-type="float">
            <text:p>474,844</text:p>
          </table:table-cell>
          <table:table-cell office:value-type="float" office:value="2773.63" calcext:value-type="float">
            <text:p>2773,63</text:p>
          </table:table-cell>
          <table:table-cell office:value-type="float" office:value="2343.18" calcext:value-type="float">
            <text:p>2343,18</text:p>
          </table:table-cell>
          <table:table-cell office:value-type="float" office:value="1724.32" calcext:value-type="float">
            <text:p>1724,32</text:p>
          </table:table-cell>
          <table:table-cell office:value-type="float" office:value="642.418" calcext:value-type="float">
            <text:p>642,418</text:p>
          </table:table-cell>
          <table:table-cell office:value-type="float" office:value="635.574" calcext:value-type="float">
            <text:p>635,574</text:p>
          </table:table-cell>
          <table:table-cell office:value-type="float" office:value="757.152" calcext:value-type="float">
            <text:p>757,152</text:p>
          </table:table-cell>
          <table:table-cell office:value-type="float" office:value="3090.03" calcext:value-type="float">
            <text:p>3090,0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office:value-type="float" office:value="1.585" calcext:value-type="float">
            <text:p>1,585</text:p>
          </table:table-cell>
          <table:table-cell office:value-type="float" office:value="30.4915" calcext:value-type="float">
            <text:p>30,4915</text:p>
          </table:table-cell>
          <table:table-cell office:value-type="float" office:value="33.977" calcext:value-type="float">
            <text:p>33,977</text:p>
          </table:table-cell>
          <table:table-cell office:value-type="float" office:value="164.014" calcext:value-type="float">
            <text:p>164,014</text:p>
          </table:table-cell>
          <table:table-cell office:value-type="float" office:value="320.436" calcext:value-type="float">
            <text:p>320,436</text:p>
          </table:table-cell>
          <table:table-cell office:value-type="float" office:value="284.459" calcext:value-type="float">
            <text:p>284,459</text:p>
          </table:table-cell>
          <table:table-cell office:value-type="float" office:value="277.855" calcext:value-type="float">
            <text:p>277,855</text:p>
          </table:table-cell>
          <table:table-cell office:value-type="float" office:value="269.208" calcext:value-type="float">
            <text:p>269,208</text:p>
          </table:table-cell>
          <table:table-cell office:value-type="float" office:value="264.188" calcext:value-type="float">
            <text:p>264,188</text:p>
          </table:table-cell>
          <table:table-cell office:value-type="float" office:value="286.345" calcext:value-type="float">
            <text:p>286,345</text:p>
          </table:table-cell>
          <table:table-cell office:value-type="float" office:value="1313.69" calcext:value-type="float">
            <text:p>1313,69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Fixed length 71b matrix mult 800</text:p>
          </table:table-cell>
          <table:table-cell office:value-type="float" office:value="1.585" calcext:value-type="float">
            <text:p>1,585</text:p>
          </table:table-cell>
          <table:table-cell office:value-type="float" office:value="29.2488" calcext:value-type="float">
            <text:p>29,2488</text:p>
          </table:table-cell>
          <table:table-cell office:value-type="float" office:value="33.8278" calcext:value-type="float">
            <text:p>33,8278</text:p>
          </table:table-cell>
          <table:table-cell office:value-type="float" office:value="125.17" calcext:value-type="float">
            <text:p>125,17</text:p>
          </table:table-cell>
          <table:table-cell office:value-type="float" office:value="285.456" calcext:value-type="float">
            <text:p>285,456</text:p>
          </table:table-cell>
          <table:table-cell office:value-type="float" office:value="253.866" calcext:value-type="float">
            <text:p>253,866</text:p>
          </table:table-cell>
          <table:table-cell office:value-type="float" office:value="246.807" calcext:value-type="float">
            <text:p>246,807</text:p>
          </table:table-cell>
          <table:table-cell office:value-type="float" office:value="240.595" calcext:value-type="float">
            <text:p>240,595</text:p>
          </table:table-cell>
          <table:table-cell office:value-type="float" office:value="233.922" calcext:value-type="float">
            <text:p>233,922</text:p>
          </table:table-cell>
          <table:table-cell office:value-type="float" office:value="275.283" calcext:value-type="float">
            <text:p>275,283</text:p>
          </table:table-cell>
          <table:table-cell office:value-type="float" office:value="1162.83" calcext:value-type="float">
            <text:p>1162,8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office:value-type="float" office:value="1.585" calcext:value-type="float">
            <text:p>1,585</text:p>
          </table:table-cell>
          <table:table-cell office:value-type="float" office:value="29.5131" calcext:value-type="float">
            <text:p>29,5131</text:p>
          </table:table-cell>
          <table:table-cell office:value-type="float" office:value="32.4689" calcext:value-type="float">
            <text:p>32,4689</text:p>
          </table:table-cell>
          <table:table-cell office:value-type="float" office:value="125.588" calcext:value-type="float">
            <text:p>125,588</text:p>
          </table:table-cell>
          <table:table-cell office:value-type="float" office:value="265.503" calcext:value-type="float">
            <text:p>265,503</text:p>
          </table:table-cell>
          <table:table-cell office:value-type="float" office:value="252.892" calcext:value-type="float">
            <text:p>252,892</text:p>
          </table:table-cell>
          <table:table-cell office:value-type="float" office:value="243.301" calcext:value-type="float">
            <text:p>243,301</text:p>
          </table:table-cell>
          <table:table-cell office:value-type="float" office:value="237.934" calcext:value-type="float">
            <text:p>237,934</text:p>
          </table:table-cell>
          <table:table-cell office:value-type="float" office:value="233.647" calcext:value-type="float">
            <text:p>233,647</text:p>
          </table:table-cell>
          <table:table-cell office:value-type="float" office:value="248.233" calcext:value-type="float">
            <text:p>248,233</text:p>
          </table:table-cell>
          <table:table-cell office:value-type="float" office:value="1182.02" calcext:value-type="float">
            <text:p>1182,02</text:p>
          </table:table-cell>
          <table:table-cell table:number-columns-repeated="1012"/>
        </table:table-row>
        <table:table-row table:style-name="ro3" table:number-rows-repeated="2">
          <table:table-cell/>
          <table:table-cell table:style-name="ce4" table:number-columns-repeated="5"/>
          <table:table-cell table:style-name="ce6"/>
          <table:table-cell table:style-name="ce4" table:number-columns-repeated="5"/>
          <table:table-cell table:number-columns-repeated="1012"/>
        </table:table-row>
        <table:table-row table:style-name="ro4">
          <table:table-cell table:style-name="ce3" office:value-type="string" calcext:value-type="string">
            <text:p>RATIOS</text:p>
          </table:table-cell>
          <table:table-cell/>
          <table:table-cell table:style-name="ce5" table:number-columns-repeated="2"/>
          <table:table-cell table:style-name="ce2"/>
          <table:table-cell table:number-columns-repeated="1019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C3]/[.B3]" office:value-type="float" office:value="12.6294855708908" calcext:value-type="float">
            <text:p>12,6294855709</text:p>
          </table:table-cell>
          <table:table-cell table:formula="of:=[.D3]/[.B3]" office:value-type="float" office:value="11.7439146800502" calcext:value-type="float">
            <text:p>11,7439146801</text:p>
          </table:table-cell>
          <table:table-cell table:formula="of:=[.E3]/[.B3]" office:value-type="float" office:value="283.368883312422" calcext:value-type="float">
            <text:p>283,3688833124</text:p>
          </table:table-cell>
          <table:table-cell table:formula="of:=[.F3]/[.B3]" office:value-type="float" office:value="1646.85696361355" calcext:value-type="float">
            <text:p>1646,8569636136</text:p>
          </table:table-cell>
          <table:table-cell table:formula="of:=[.G3]/[.B3]" office:value-type="float" office:value="1579.36637390213" calcext:value-type="float">
            <text:p>1579,3663739021</text:p>
          </table:table-cell>
          <table:table-cell table:formula="of:=[.H3]/[.B3]" office:value-type="float" office:value="1257.99247176913" calcext:value-type="float">
            <text:p>1257,9924717691</text:p>
          </table:table-cell>
          <table:table-cell table:formula="of:=[.I3]/[.B3]" office:value-type="float" office:value="920.803011292346" calcext:value-type="float">
            <text:p>920,8030112923</text:p>
          </table:table-cell>
          <table:table-cell table:formula="of:=[.J3]/[.B3]" office:value-type="float" office:value="524.352572145546" calcext:value-type="float">
            <text:p>524,3525721455</text:p>
          </table:table-cell>
          <table:table-cell table:formula="of:=[.K3]/[.B3]" office:value-type="float" office:value="647.089084065245" calcext:value-type="float">
            <text:p>647,0890840652</text:p>
          </table:table-cell>
          <table:table-cell table:formula="of:=[.L3]/[.B3]" office:value-type="float" office:value="1759.70514429109" calcext:value-type="float">
            <text:p>1759,7051442911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C4]/[.B4]" office:value-type="float" office:value="7.3590338770389" calcext:value-type="float">
            <text:p>7,359033877</text:p>
          </table:table-cell>
          <table:table-cell table:formula="of:=[.D4]/[.B4]" office:value-type="float" office:value="6.83569636135508" calcext:value-type="float">
            <text:p>6,8356963614</text:p>
          </table:table-cell>
          <table:table-cell table:formula="of:=[.E4]/[.B4]" office:value-type="float" office:value="59.783626097867" calcext:value-type="float">
            <text:p>59,7836260979</text:p>
          </table:table-cell>
          <table:table-cell table:formula="of:=[.F4]/[.B4]" office:value-type="float" office:value="224.833124215809" calcext:value-type="float">
            <text:p>224,8331242158</text:p>
          </table:table-cell>
          <table:table-cell table:formula="of:=[.G4]/[.B4]" office:value-type="float" office:value="159.322459222083" calcext:value-type="float">
            <text:p>159,3224592221</text:p>
          </table:table-cell>
          <table:table-cell table:formula="of:=[.H4]/[.B4]" office:value-type="float" office:value="68.4749058971142" calcext:value-type="float">
            <text:p>68,4749058971</text:p>
          </table:table-cell>
          <table:table-cell table:formula="of:=[.I4]/[.B4]" office:value-type="float" office:value="68.9648682559599" calcext:value-type="float">
            <text:p>68,964868256</text:p>
          </table:table-cell>
          <table:table-cell table:formula="of:=[.J4]/[.B4]" office:value-type="float" office:value="68.3726474278545" calcext:value-type="float">
            <text:p>68,3726474279</text:p>
          </table:table-cell>
          <table:table-cell table:formula="of:=[.K4]/[.B4]" office:value-type="float" office:value="81.6994981179423" calcext:value-type="float">
            <text:p>81,6994981179</text:p>
          </table:table-cell>
          <table:table-cell table:formula="of:=[.L4]/[.B4]" office:value-type="float" office:value="485.768506900878" calcext:value-type="float">
            <text:p>485,768506900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primes 150k </text:p>
          </table:table-cell>
          <table:table-cell table:formula="of:=[.B5]/[.B5]" office:value-type="float" office:value="1" calcext:value-type="float">
            <text:p>1</text:p>
          </table:table-cell>
          <table:table-cell table:formula="of:=[.C5]/[.B5]" office:value-type="float" office:value="6.56524466750314" calcext:value-type="float">
            <text:p>6,5652446675</text:p>
          </table:table-cell>
          <table:table-cell table:formula="of:=[.D5]/[.B5]" office:value-type="float" office:value="6.69573400250941" calcext:value-type="float">
            <text:p>6,6957340025</text:p>
          </table:table-cell>
          <table:table-cell table:formula="of:=[.E5]/[.B5]" office:value-type="float" office:value="31.3297992471769" calcext:value-type="float">
            <text:p>31,3297992472</text:p>
          </table:table-cell>
          <table:table-cell table:formula="of:=[.F5]/[.B5]" office:value-type="float" office:value="38.7780426599749" calcext:value-type="float">
            <text:p>38,77804266</text:p>
          </table:table-cell>
          <table:table-cell table:formula="of:=[.G5]/[.B5]" office:value-type="float" office:value="38.2610414052698" calcext:value-type="float">
            <text:p>38,2610414053</text:p>
          </table:table-cell>
          <table:table-cell table:formula="of:=[.H5]/[.B5]" office:value-type="float" office:value="38.688582183187" calcext:value-type="float">
            <text:p>38,6885821832</text:p>
          </table:table-cell>
          <table:table-cell table:formula="of:=[.I5]/[.B5]" office:value-type="float" office:value="38.4733375156838" calcext:value-type="float">
            <text:p>38,4733375157</text:p>
          </table:table-cell>
          <table:table-cell table:formula="of:=[.J5]/[.B5]" office:value-type="float" office:value="38.7932245922208" calcext:value-type="float">
            <text:p>38,7932245922</text:p>
          </table:table-cell>
          <table:table-cell table:formula="of:=[.K5]/[.B5]" office:value-type="float" office:value="43.1680677540778" calcext:value-type="float">
            <text:p>43,1680677541</text:p>
          </table:table-cell>
          <table:table-cell table:formula="of:=[.L5]/[.B5]" office:value-type="float" office:value="329.05834378921" calcext:value-type="float">
            <text:p>329,058343789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table:formula="of:=[.B6]/[.B6]" office:value-type="float" office:value="1" calcext:value-type="float">
            <text:p>1</text:p>
          </table:table-cell>
          <table:table-cell table:formula="of:=[.C6]/[.B6]" office:value-type="float" office:value="7.96543287327478" calcext:value-type="float">
            <text:p>7,9654328733</text:p>
          </table:table-cell>
          <table:table-cell table:formula="of:=[.D6]/[.B6]" office:value-type="float" office:value="7.47227101631117" calcext:value-type="float">
            <text:p>7,4722710163</text:p>
          </table:table-cell>
          <table:table-cell table:formula="of:=[.E6]/[.B6]" office:value-type="float" office:value="138.764742785445" calcext:value-type="float">
            <text:p>138,7647427854</text:p>
          </table:table-cell>
          <table:table-cell table:formula="of:=[.F6]/[.B6]" office:value-type="float" office:value="711.794228356336" calcext:value-type="float">
            <text:p>711,7942283563</text:p>
          </table:table-cell>
          <table:table-cell table:formula="of:=[.G6]/[.B6]" office:value-type="float" office:value="409.8626097867" calcext:value-type="float">
            <text:p>409,8626097867</text:p>
          </table:table-cell>
          <table:table-cell table:formula="of:=[.H6]/[.B6]" office:value-type="float" office:value="157.868255959849" calcext:value-type="float">
            <text:p>157,8682559599</text:p>
          </table:table-cell>
          <table:table-cell table:formula="of:=[.I6]/[.B6]" office:value-type="float" office:value="161.548306148055" calcext:value-type="float">
            <text:p>161,5483061481</text:p>
          </table:table-cell>
          <table:table-cell table:formula="of:=[.J6]/[.B6]" office:value-type="float" office:value="158.645545796738" calcext:value-type="float">
            <text:p>158,6455457967</text:p>
          </table:table-cell>
          <table:table-cell table:formula="of:=[.K6]/[.B6]" office:value-type="float" office:value="196.461104140527" calcext:value-type="float">
            <text:p>196,4611041405</text:p>
          </table:table-cell>
          <table:table-cell table:formula="of:=[.L6]/[.B6]" office:value-type="float" office:value="882.979924717692" calcext:value-type="float">
            <text:p>882,979924717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table:formula="of:=[.B7]/[.B7]" office:value-type="float" office:value="1" calcext:value-type="float">
            <text:p>1</text:p>
          </table:table-cell>
          <table:table-cell table:formula="of:=[.C7]/[.B7]" office:value-type="float" office:value="6.51932245922208" calcext:value-type="float">
            <text:p>6,5193224592</text:p>
          </table:table-cell>
          <table:table-cell table:formula="of:=[.D7]/[.B7]" office:value-type="float" office:value="6.93525721455458" calcext:value-type="float">
            <text:p>6,9352572146</text:p>
          </table:table-cell>
          <table:table-cell table:formula="of:=[.E7]/[.B7]" office:value-type="float" office:value="49.6446047678796" calcext:value-type="float">
            <text:p>49,6446047679</text:p>
          </table:table-cell>
          <table:table-cell table:formula="of:=[.F7]/[.B7]" office:value-type="float" office:value="58.309661229611" calcext:value-type="float">
            <text:p>58,3096612296</text:p>
          </table:table-cell>
          <table:table-cell table:formula="of:=[.G7]/[.B7]" office:value-type="float" office:value="57.7734629861983" calcext:value-type="float">
            <text:p>57,7734629862</text:p>
          </table:table-cell>
          <table:table-cell table:formula="of:=[.H7]/[.B7]" office:value-type="float" office:value="57.1964240903388" calcext:value-type="float">
            <text:p>57,1964240903</text:p>
          </table:table-cell>
          <table:table-cell table:formula="of:=[.I7]/[.B7]" office:value-type="float" office:value="58.43626097867" calcext:value-type="float">
            <text:p>58,4362609787</text:p>
          </table:table-cell>
          <table:table-cell table:formula="of:=[.J7]/[.B7]" office:value-type="float" office:value="58.5249058971142" calcext:value-type="float">
            <text:p>58,5249058971</text:p>
          </table:table-cell>
          <table:table-cell table:formula="of:=[.K7]/[.B7]" office:value-type="float" office:value="68.5351317440402" calcext:value-type="float">
            <text:p>68,535131744</text:p>
          </table:table-cell>
          <table:table-cell table:formula="of:=[.L7]/[.B7]" office:value-type="float" office:value="401.654328732748" calcext:value-type="float">
            <text:p>401,6543287327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Fixed length 71b primes 150k</text:p>
          </table:table-cell>
          <table:table-cell table:formula="of:=[.B8]/[.B8]" office:value-type="float" office:value="1" calcext:value-type="float">
            <text:p>1</text:p>
          </table:table-cell>
          <table:table-cell table:formula="of:=[.C8]/[.B8]" office:value-type="float" office:value="6.60012547051443" calcext:value-type="float">
            <text:p>6,6001254705</text:p>
          </table:table-cell>
          <table:table-cell table:formula="of:=[.D8]/[.B8]" office:value-type="float" office:value="6.87779171894605" calcext:value-type="float">
            <text:p>6,8777917189</text:p>
          </table:table-cell>
          <table:table-cell table:formula="of:=[.E8]/[.B8]" office:value-type="float" office:value="43.2037013801757" calcext:value-type="float">
            <text:p>43,2037013802</text:p>
          </table:table-cell>
          <table:table-cell table:formula="of:=[.F8]/[.B8]" office:value-type="float" office:value="51.1844416562108" calcext:value-type="float">
            <text:p>51,1844416562</text:p>
          </table:table-cell>
          <table:table-cell table:formula="of:=[.G8]/[.B8]" office:value-type="float" office:value="52.3513174404015" calcext:value-type="float">
            <text:p>52,3513174404</text:p>
          </table:table-cell>
          <table:table-cell table:formula="of:=[.H8]/[.B8]" office:value-type="float" office:value="52.8878920953576" calcext:value-type="float">
            <text:p>52,8878920954</text:p>
          </table:table-cell>
          <table:table-cell table:formula="of:=[.I8]/[.B8]" office:value-type="float" office:value="52.3860727728984" calcext:value-type="float">
            <text:p>52,3860727729</text:p>
          </table:table-cell>
          <table:table-cell table:formula="of:=[.J8]/[.B8]" office:value-type="float" office:value="52.3153074027604" calcext:value-type="float">
            <text:p>52,3153074028</text:p>
          </table:table-cell>
          <table:table-cell table:formula="of:=[.K8]/[.B8]" office:value-type="float" office:value="61.4666875784191" calcext:value-type="float">
            <text:p>61,4666875784</text:p>
          </table:table-cell>
          <table:table-cell table:formula="of:=[.L8]/[.B8]" office:value-type="float" office:value="377.218946047679" calcext:value-type="float">
            <text:p>377,218946047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table:formula="of:=[.B9]/[.B9]" office:value-type="float" office:value="1" calcext:value-type="float">
            <text:p>1</text:p>
          </table:table-cell>
          <table:table-cell table:formula="of:=[.C9]/[.B9]" office:value-type="float" office:value="7.36129234629862" calcext:value-type="float">
            <text:p>7,3612923463</text:p>
          </table:table-cell>
          <table:table-cell table:formula="of:=[.D9]/[.B9]" office:value-type="float" office:value="6.75746549560853" calcext:value-type="float">
            <text:p>6,7574654956</text:p>
          </table:table-cell>
          <table:table-cell table:formula="of:=[.E9]/[.B9]" office:value-type="float" office:value="42.8214554579674" calcext:value-type="float">
            <text:p>42,821455458</text:p>
          </table:table-cell>
          <table:table-cell table:formula="of:=[.F9]/[.B9]" office:value-type="float" office:value="52.00495608532" calcext:value-type="float">
            <text:p>52,0049560853</text:p>
          </table:table-cell>
          <table:table-cell table:formula="of:=[.G9]/[.B9]" office:value-type="float" office:value="51.7887703889586" calcext:value-type="float">
            <text:p>51,788770389</text:p>
          </table:table-cell>
          <table:table-cell table:formula="of:=[.H9]/[.B9]" office:value-type="float" office:value="52.205269761606" calcext:value-type="float">
            <text:p>52,2052697616</text:p>
          </table:table-cell>
          <table:table-cell table:formula="of:=[.I9]/[.B9]" office:value-type="float" office:value="54.2145545796738" calcext:value-type="float">
            <text:p>54,2145545797</text:p>
          </table:table-cell>
          <table:table-cell table:formula="of:=[.J9]/[.B9]" office:value-type="float" office:value="51.5606022584693" calcext:value-type="float">
            <text:p>51,5606022585</text:p>
          </table:table-cell>
          <table:table-cell table:formula="of:=[.K9]/[.B9]" office:value-type="float" office:value="61.0118569636136" calcext:value-type="float">
            <text:p>61,0118569636</text:p>
          </table:table-cell>
          <table:table-cell table:formula="of:=[.L9]/[.B9]" office:value-type="float" office:value="385.497490589711" calcext:value-type="float">
            <text:p>385,4974905897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table:formula="of:=[.B11]/[.B11]" office:value-type="float" office:value="1" calcext:value-type="float">
            <text:p>1</text:p>
          </table:table-cell>
          <table:table-cell table:formula="of:=[.C11]/[.B11]" office:value-type="float" office:value="21.0653921568627" calcext:value-type="float">
            <text:p>21,0653921569</text:p>
          </table:table-cell>
          <table:table-cell table:formula="of:=[.D11]/[.B11]" office:value-type="float" office:value="20.8369607843137" calcext:value-type="float">
            <text:p>20,8369607843</text:p>
          </table:table-cell>
          <table:table-cell table:formula="of:=[.E11]/[.B11]" office:value-type="float" office:value="436.767647058824" calcext:value-type="float">
            <text:p>436,7676470588</text:p>
          </table:table-cell>
          <table:table-cell table:formula="of:=[.F11]/[.B11]" office:value-type="float" office:value="2671.76470588235" calcext:value-type="float">
            <text:p>2671,7647058824</text:p>
          </table:table-cell>
          <table:table-cell table:formula="of:=[.G11]/[.B11]" office:value-type="float" office:value="2507.16666666667" calcext:value-type="float">
            <text:p>2507,1666666667</text:p>
          </table:table-cell>
          <table:table-cell table:formula="of:=[.H11]/[.B11]" office:value-type="float" office:value="2435.95098039216" calcext:value-type="float">
            <text:p>2435,9509803922</text:p>
          </table:table-cell>
          <table:table-cell table:formula="of:=[.I11]/[.B11]" office:value-type="float" office:value="2209.73529411765" calcext:value-type="float">
            <text:p>2209,7352941177</text:p>
          </table:table-cell>
          <table:table-cell table:formula="of:=[.J11]/[.B11]" office:value-type="float" office:value="1907.55882352941" calcext:value-type="float">
            <text:p>1907,5588235294</text:p>
          </table:table-cell>
          <table:table-cell table:formula="of:=[.K11]/[.B11]" office:value-type="float" office:value="1625.93137254902" calcext:value-type="float">
            <text:p>1625,931372549</text:p>
          </table:table-cell>
          <table:table-cell table:formula="of:=[.L11]/[.B11]" office:value-type="float" office:value="2770.54901960784" calcext:value-type="float">
            <text:p>2770,549019607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hanoi 28</text:p>
          </table:table-cell>
          <table:table-cell table:formula="of:=[.B12]/[.B12]" office:value-type="float" office:value="1" calcext:value-type="float">
            <text:p>1</text:p>
          </table:table-cell>
          <table:table-cell table:formula="of:=[.C12]/[.B12]" office:value-type="float" office:value="10.3973529411765" calcext:value-type="float">
            <text:p>10,3973529412</text:p>
          </table:table-cell>
          <table:table-cell table:formula="of:=[.D12]/[.B12]" office:value-type="float" office:value="10.7895098039216" calcext:value-type="float">
            <text:p>10,7895098039</text:p>
          </table:table-cell>
          <table:table-cell table:formula="of:=[.E12]/[.B12]" office:value-type="float" office:value="85.3557843137255" calcext:value-type="float">
            <text:p>85,3557843137</text:p>
          </table:table-cell>
          <table:table-cell table:formula="of:=[.F12]/[.B12]" office:value-type="float" office:value="525.796078431373" calcext:value-type="float">
            <text:p>525,7960784314</text:p>
          </table:table-cell>
          <table:table-cell table:formula="of:=[.G12]/[.B12]" office:value-type="float" office:value="232.287254901961" calcext:value-type="float">
            <text:p>232,287254902</text:p>
          </table:table-cell>
          <table:table-cell table:formula="of:=[.H12]/[.B12]" office:value-type="float" office:value="135.998039215686" calcext:value-type="float">
            <text:p>135,9980392157</text:p>
          </table:table-cell>
          <table:table-cell table:formula="of:=[.I12]/[.B12]" office:value-type="float" office:value="123.721568627451" calcext:value-type="float">
            <text:p>123,7215686275</text:p>
          </table:table-cell>
          <table:table-cell table:formula="of:=[.J12]/[.B12]" office:value-type="float" office:value="98.1725490196078" calcext:value-type="float">
            <text:p>98,1725490196</text:p>
          </table:table-cell>
          <table:table-cell table:formula="of:=[.K12]/[.B12]" office:value-type="float" office:value="117.896078431373" calcext:value-type="float">
            <text:p>117,8960784314</text:p>
          </table:table-cell>
          <table:table-cell table:formula="of:=[.L12]/[.B12]" office:value-type="float" office:value="744.186274509804" calcext:value-type="float">
            <text:p>744,186274509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hanoi 28</text:p>
          </table:table-cell>
          <table:table-cell table:formula="of:=[.B13]/[.B13]" office:value-type="float" office:value="1" calcext:value-type="float">
            <text:p>1</text:p>
          </table:table-cell>
          <table:table-cell table:formula="of:=[.C13]/[.B13]" office:value-type="float" office:value="10.5940196078431" calcext:value-type="float">
            <text:p>10,5940196078</text:p>
          </table:table-cell>
          <table:table-cell table:formula="of:=[.D13]/[.B13]" office:value-type="float" office:value="9.97637254901961" calcext:value-type="float">
            <text:p>9,976372549</text:p>
          </table:table-cell>
          <table:table-cell table:formula="of:=[.E13]/[.B13]" office:value-type="float" office:value="48.696862745098" calcext:value-type="float">
            <text:p>48,6968627451</text:p>
          </table:table-cell>
          <table:table-cell table:formula="of:=[.F13]/[.B13]" office:value-type="float" office:value="187.21568627451" calcext:value-type="float">
            <text:p>187,2156862745</text:p>
          </table:table-cell>
          <table:table-cell table:formula="of:=[.G13]/[.B13]" office:value-type="float" office:value="74.5908823529412" calcext:value-type="float">
            <text:p>74,5908823529</text:p>
          </table:table-cell>
          <table:table-cell table:formula="of:=[.H13]/[.B13]" office:value-type="float" office:value="62.2044117647059" calcext:value-type="float">
            <text:p>62,2044117647</text:p>
          </table:table-cell>
          <table:table-cell table:formula="of:=[.I13]/[.B13]" office:value-type="float" office:value="58.0556862745098" calcext:value-type="float">
            <text:p>58,0556862745</text:p>
          </table:table-cell>
          <table:table-cell table:formula="of:=[.J13]/[.B13]" office:value-type="float" office:value="57.6212745098039" calcext:value-type="float">
            <text:p>57,6212745098</text:p>
          </table:table-cell>
          <table:table-cell table:formula="of:=[.K13]/[.B13]" office:value-type="float" office:value="66.256568627451" calcext:value-type="float">
            <text:p>66,2565686275</text:p>
          </table:table-cell>
          <table:table-cell table:formula="of:=[.L13]/[.B13]" office:value-type="float" office:value="542.396078431373" calcext:value-type="float">
            <text:p>542,396078431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hanoi 28</text:p>
          </table:table-cell>
          <table:table-cell table:formula="of:=[.B14]/[.B14]" office:value-type="float" office:value="1" calcext:value-type="float">
            <text:p>1</text:p>
          </table:table-cell>
          <table:table-cell table:formula="of:=[.C14]/[.B14]" office:value-type="float" office:value="12.2639215686275" calcext:value-type="float">
            <text:p>12,2639215686</text:p>
          </table:table-cell>
          <table:table-cell table:formula="of:=[.D14]/[.B14]" office:value-type="float" office:value="12.7642156862745" calcext:value-type="float">
            <text:p>12,7642156863</text:p>
          </table:table-cell>
          <table:table-cell table:formula="of:=[.E14]/[.B14]" office:value-type="float" office:value="256.077450980392" calcext:value-type="float">
            <text:p>256,0774509804</text:p>
          </table:table-cell>
          <table:table-cell table:formula="of:=[.F14]/[.B14]" office:value-type="float" office:value="1566.39215686275" calcext:value-type="float">
            <text:p>1566,3921568628</text:p>
          </table:table-cell>
          <table:table-cell table:formula="of:=[.G14]/[.B14]" office:value-type="float" office:value="1459.44117647059" calcext:value-type="float">
            <text:p>1459,4411764706</text:p>
          </table:table-cell>
          <table:table-cell table:formula="of:=[.H14]/[.B14]" office:value-type="float" office:value="1261.20588235294" calcext:value-type="float">
            <text:p>1261,205882353</text:p>
          </table:table-cell>
          <table:table-cell table:formula="of:=[.I14]/[.B14]" office:value-type="float" office:value="972.410784313725" calcext:value-type="float">
            <text:p>972,4107843137</text:p>
          </table:table-cell>
          <table:table-cell table:formula="of:=[.J14]/[.B14]" office:value-type="float" office:value="723.689215686274" calcext:value-type="float">
            <text:p>723,6892156863</text:p>
          </table:table-cell>
          <table:table-cell table:formula="of:=[.K14]/[.B14]" office:value-type="float" office:value="374.310784313725" calcext:value-type="float">
            <text:p>374,3107843137</text:p>
          </table:table-cell>
          <table:table-cell table:formula="of:=[.L14]/[.B14]" office:value-type="float" office:value="1640.51960784314" calcext:value-type="float">
            <text:p>1640,5196078431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hanoi 28</text:p>
          </table:table-cell>
          <table:table-cell table:formula="of:=[.B15]/[.B15]" office:value-type="float" office:value="1" calcext:value-type="float">
            <text:p>1</text:p>
          </table:table-cell>
          <table:table-cell table:formula="of:=[.C15]/[.B15]" office:value-type="float" office:value="10.8155882352941" calcext:value-type="float">
            <text:p>10,8155882353</text:p>
          </table:table-cell>
          <table:table-cell table:formula="of:=[.D15]/[.B15]" office:value-type="float" office:value="10.6528431372549" calcext:value-type="float">
            <text:p>10,6528431373</text:p>
          </table:table-cell>
          <table:table-cell table:formula="of:=[.E15]/[.B15]" office:value-type="float" office:value="79.491568627451" calcext:value-type="float">
            <text:p>79,4915686275</text:p>
          </table:table-cell>
          <table:table-cell table:formula="of:=[.F15]/[.B15]" office:value-type="float" office:value="445.589215686274" calcext:value-type="float">
            <text:p>445,5892156863</text:p>
          </table:table-cell>
          <table:table-cell table:formula="of:=[.G15]/[.B15]" office:value-type="float" office:value="236.33431372549" calcext:value-type="float">
            <text:p>236,3343137255</text:p>
          </table:table-cell>
          <table:table-cell table:formula="of:=[.H15]/[.B15]" office:value-type="float" office:value="97.7135294117647" calcext:value-type="float">
            <text:p>97,7135294118</text:p>
          </table:table-cell>
          <table:table-cell table:formula="of:=[.I15]/[.B15]" office:value-type="float" office:value="96.763431372549" calcext:value-type="float">
            <text:p>96,7634313725</text:p>
          </table:table-cell>
          <table:table-cell table:formula="of:=[.J15]/[.B15]" office:value-type="float" office:value="96.3945098039216" calcext:value-type="float">
            <text:p>96,3945098039</text:p>
          </table:table-cell>
          <table:table-cell table:formula="of:=[.K15]/[.B15]" office:value-type="float" office:value="115.445098039216" calcext:value-type="float">
            <text:p>115,4450980392</text:p>
          </table:table-cell>
          <table:table-cell table:formula="of:=[.L15]/[.B15]" office:value-type="float" office:value="712.16862745098" calcext:value-type="float">
            <text:p>712,16862745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Fixed length 71b hanoi 28</text:p>
          </table:table-cell>
          <table:table-cell table:formula="of:=[.B16]/[.B16]" office:value-type="float" office:value="1" calcext:value-type="float">
            <text:p>1</text:p>
          </table:table-cell>
          <table:table-cell table:formula="of:=[.C16]/[.B16]" office:value-type="float" office:value="10.2289215686275" calcext:value-type="float">
            <text:p>10,2289215686</text:p>
          </table:table-cell>
          <table:table-cell table:formula="of:=[.D16]/[.B16]" office:value-type="float" office:value="10.5789215686275" calcext:value-type="float">
            <text:p>10,5789215686</text:p>
          </table:table-cell>
          <table:table-cell table:formula="of:=[.E16]/[.B16]" office:value-type="float" office:value="68.061568627451" calcext:value-type="float">
            <text:p>68,0615686275</text:p>
          </table:table-cell>
          <table:table-cell table:formula="of:=[.F16]/[.B16]" office:value-type="float" office:value="347.636274509804" calcext:value-type="float">
            <text:p>347,6362745098</text:p>
          </table:table-cell>
          <table:table-cell table:formula="of:=[.G16]/[.B16]" office:value-type="float" office:value="106.477450980392" calcext:value-type="float">
            <text:p>106,4774509804</text:p>
          </table:table-cell>
          <table:table-cell table:formula="of:=[.H16]/[.B16]" office:value-type="float" office:value="84.0424509803922" calcext:value-type="float">
            <text:p>84,0424509804</text:p>
          </table:table-cell>
          <table:table-cell table:formula="of:=[.I16]/[.B16]" office:value-type="float" office:value="89.4043137254902" calcext:value-type="float">
            <text:p>89,4043137255</text:p>
          </table:table-cell>
          <table:table-cell table:formula="of:=[.J16]/[.B16]" office:value-type="float" office:value="84.1855882352941" calcext:value-type="float">
            <text:p>84,1855882353</text:p>
          </table:table-cell>
          <table:table-cell table:formula="of:=[.K16]/[.B16]" office:value-type="float" office:value="97.7512745098039" calcext:value-type="float">
            <text:p>97,7512745098</text:p>
          </table:table-cell>
          <table:table-cell table:formula="of:=[.L16]/[.B16]" office:value-type="float" office:value="631.401960784314" calcext:value-type="float">
            <text:p>631,401960784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hanoi 28</text:p>
          </table:table-cell>
          <table:table-cell table:formula="of:=[.B17]/[.B17]" office:value-type="float" office:value="1" calcext:value-type="float">
            <text:p>1</text:p>
          </table:table-cell>
          <table:table-cell table:formula="of:=[.C17]/[.B17]" office:value-type="float" office:value="10.7104901960784" calcext:value-type="float">
            <text:p>10,7104901961</text:p>
          </table:table-cell>
          <table:table-cell table:formula="of:=[.D17]/[.B17]" office:value-type="float" office:value="10.6498039215686" calcext:value-type="float">
            <text:p>10,6498039216</text:p>
          </table:table-cell>
          <table:table-cell table:formula="of:=[.E17]/[.B17]" office:value-type="float" office:value="68.0151960784314" calcext:value-type="float">
            <text:p>68,0151960784</text:p>
          </table:table-cell>
          <table:table-cell table:formula="of:=[.F17]/[.B17]" office:value-type="float" office:value="348.06862745098" calcext:value-type="float">
            <text:p>348,068627451</text:p>
          </table:table-cell>
          <table:table-cell table:formula="of:=[.G17]/[.B17]" office:value-type="float" office:value="101.678431372549" calcext:value-type="float">
            <text:p>101,6784313725</text:p>
          </table:table-cell>
          <table:table-cell table:formula="of:=[.H17]/[.B17]" office:value-type="float" office:value="87.0280392156863" calcext:value-type="float">
            <text:p>87,0280392157</text:p>
          </table:table-cell>
          <table:table-cell table:formula="of:=[.I17]/[.B17]" office:value-type="float" office:value="81.9040196078431" calcext:value-type="float">
            <text:p>81,9040196078</text:p>
          </table:table-cell>
          <table:table-cell table:formula="of:=[.J17]/[.B17]" office:value-type="float" office:value="83.0069607843137" calcext:value-type="float">
            <text:p>83,0069607843</text:p>
          </table:table-cell>
          <table:table-cell table:formula="of:=[.K17]/[.B17]" office:value-type="float" office:value="96.811862745098" calcext:value-type="float">
            <text:p>96,8118627451</text:p>
          </table:table-cell>
          <table:table-cell table:formula="of:=[.L17]/[.B17]" office:value-type="float" office:value="645.121568627451" calcext:value-type="float">
            <text:p>645,1215686275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table:formula="of:=[.B19]/[.B19]" office:value-type="float" office:value="1" calcext:value-type="float">
            <text:p>1</text:p>
          </table:table-cell>
          <table:table-cell table:formula="of:=[.C19]/[.B19]" office:value-type="float" office:value="31.8606309148265" calcext:value-type="float">
            <text:p>31,8606309148</text:p>
          </table:table-cell>
          <table:table-cell table:formula="of:=[.D19]/[.B19]" office:value-type="float" office:value="29.3429022082019" calcext:value-type="float">
            <text:p>29,3429022082</text:p>
          </table:table-cell>
          <table:table-cell table:formula="of:=[.E19]/[.B19]" office:value-type="float" office:value="555.527444794953" calcext:value-type="float">
            <text:p>555,527444795</text:p>
          </table:table-cell>
          <table:table-cell table:formula="of:=[.F19]/[.B19]" office:value-type="float" office:value="3339.95583596214" calcext:value-type="float">
            <text:p>3339,9558359622</text:p>
          </table:table-cell>
          <table:table-cell table:formula="of:=[.G19]/[.B19]" office:value-type="float" office:value="3287.23659305994" calcext:value-type="float">
            <text:p>3287,2365930599</text:p>
          </table:table-cell>
          <table:table-cell table:formula="of:=[.H19]/[.B19]" office:value-type="float" office:value="3215.90536277603" calcext:value-type="float">
            <text:p>3215,905362776</text:p>
          </table:table-cell>
          <table:table-cell table:formula="of:=[.I19]/[.B19]" office:value-type="float" office:value="2847.62776025237" calcext:value-type="float">
            <text:p>2847,6277602524</text:p>
          </table:table-cell>
          <table:table-cell table:formula="of:=[.J19]/[.B19]" office:value-type="float" office:value="1892.01261829653" calcext:value-type="float">
            <text:p>1892,0126182965</text:p>
          </table:table-cell>
          <table:table-cell table:formula="of:=[.K19]/[.B19]" office:value-type="float" office:value="1614.11356466877" calcext:value-type="float">
            <text:p>1614,1135646688</text:p>
          </table:table-cell>
          <table:table-cell table:formula="of:=[.L19]/[.B19]" office:value-type="float" office:value="3502.22082018927" calcext:value-type="float">
            <text:p>3502,220820189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table:formula="of:=[.B20]/[.B20]" office:value-type="float" office:value="1" calcext:value-type="float">
            <text:p>1</text:p>
          </table:table-cell>
          <table:table-cell table:formula="of:=[.C20]/[.B20]" office:value-type="float" office:value="19.8119242902208" calcext:value-type="float">
            <text:p>19,8119242902</text:p>
          </table:table-cell>
          <table:table-cell table:formula="of:=[.D20]/[.B20]" office:value-type="float" office:value="20.7548895899054" calcext:value-type="float">
            <text:p>20,7548895899</text:p>
          </table:table-cell>
          <table:table-cell table:formula="of:=[.E20]/[.B20]" office:value-type="float" office:value="115.961514195584" calcext:value-type="float">
            <text:p>115,9615141956</text:p>
          </table:table-cell>
          <table:table-cell table:formula="of:=[.F20]/[.B20]" office:value-type="float" office:value="594.357097791798" calcext:value-type="float">
            <text:p>594,3570977918</text:p>
          </table:table-cell>
          <table:table-cell table:formula="of:=[.G20]/[.B20]" office:value-type="float" office:value="403.016403785489" calcext:value-type="float">
            <text:p>403,0164037855</text:p>
          </table:table-cell>
          <table:table-cell table:formula="of:=[.H20]/[.B20]" office:value-type="float" office:value="192.417034700315" calcext:value-type="float">
            <text:p>192,4170347003</text:p>
          </table:table-cell>
          <table:table-cell table:formula="of:=[.I20]/[.B20]" office:value-type="float" office:value="305.222712933754" calcext:value-type="float">
            <text:p>305,2227129338</text:p>
          </table:table-cell>
          <table:table-cell table:formula="of:=[.J20]/[.B20]" office:value-type="float" office:value="185.415141955836" calcext:value-type="float">
            <text:p>185,4151419558</text:p>
          </table:table-cell>
          <table:table-cell table:formula="of:=[.K20]/[.B20]" office:value-type="float" office:value="320.716088328076" calcext:value-type="float">
            <text:p>320,7160883281</text:p>
          </table:table-cell>
          <table:table-cell table:formula="of:=[.L20]/[.B20]" office:value-type="float" office:value="974.403785488959" calcext:value-type="float">
            <text:p>974,40378548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matrix mult 800 </text:p>
          </table:table-cell>
          <table:table-cell table:formula="of:=[.B21]/[.B21]" office:value-type="float" office:value="1" calcext:value-type="float">
            <text:p>1</text:p>
          </table:table-cell>
          <table:table-cell table:formula="of:=[.C21]/[.B21]" office:value-type="float" office:value="19.3736277602524" calcext:value-type="float">
            <text:p>19,3736277603</text:p>
          </table:table-cell>
          <table:table-cell table:formula="of:=[.D21]/[.B21]" office:value-type="float" office:value="21.204858044164" calcext:value-type="float">
            <text:p>21,2048580442</text:p>
          </table:table-cell>
          <table:table-cell table:formula="of:=[.E21]/[.B21]" office:value-type="float" office:value="55.3579179810726" calcext:value-type="float">
            <text:p>55,3579179811</text:p>
          </table:table-cell>
          <table:table-cell table:formula="of:=[.F21]/[.B21]" office:value-type="float" office:value="148.912933753943" calcext:value-type="float">
            <text:p>148,9129337539</text:p>
          </table:table-cell>
          <table:table-cell table:formula="of:=[.G21]/[.B21]" office:value-type="float" office:value="129.905362776025" calcext:value-type="float">
            <text:p>129,905362776</text:p>
          </table:table-cell>
          <table:table-cell table:formula="of:=[.H21]/[.B21]" office:value-type="float" office:value="124.903470031546" calcext:value-type="float">
            <text:p>124,9034700315</text:p>
          </table:table-cell>
          <table:table-cell table:formula="of:=[.I21]/[.B21]" office:value-type="float" office:value="120.462460567823" calcext:value-type="float">
            <text:p>120,4624605678</text:p>
          </table:table-cell>
          <table:table-cell table:formula="of:=[.J21]/[.B21]" office:value-type="float" office:value="123.000630914827" calcext:value-type="float">
            <text:p>123,0006309148</text:p>
          </table:table-cell>
          <table:table-cell table:formula="of:=[.K21]/[.B21]" office:value-type="float" office:value="121.344479495268" calcext:value-type="float">
            <text:p>121,3444794953</text:p>
          </table:table-cell>
          <table:table-cell table:formula="of:=[.L21]/[.B21]" office:value-type="float" office:value="653.299684542587" calcext:value-type="float">
            <text:p>653,299684542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table:formula="of:=[.B22]/[.B22]" office:value-type="float" office:value="1" calcext:value-type="float">
            <text:p>1</text:p>
          </table:table-cell>
          <table:table-cell table:formula="of:=[.C22]/[.B22]" office:value-type="float" office:value="23.9794321766561" calcext:value-type="float">
            <text:p>23,9794321767</text:p>
          </table:table-cell>
          <table:table-cell table:formula="of:=[.D22]/[.B22]" office:value-type="float" office:value="25.1991798107256" calcext:value-type="float">
            <text:p>25,1991798107</text:p>
          </table:table-cell>
          <table:table-cell table:formula="of:=[.E22]/[.B22]" office:value-type="float" office:value="299.586119873817" calcext:value-type="float">
            <text:p>299,5861198738</text:p>
          </table:table-cell>
          <table:table-cell table:formula="of:=[.F22]/[.B22]" office:value-type="float" office:value="1749.92429022082" calcext:value-type="float">
            <text:p>1749,9242902208</text:p>
          </table:table-cell>
          <table:table-cell table:formula="of:=[.G22]/[.B22]" office:value-type="float" office:value="1478.34700315457" calcext:value-type="float">
            <text:p>1478,3470031546</text:p>
          </table:table-cell>
          <table:table-cell table:formula="of:=[.H22]/[.B22]" office:value-type="float" office:value="1087.89905362776" calcext:value-type="float">
            <text:p>1087,8990536278</text:p>
          </table:table-cell>
          <table:table-cell table:formula="of:=[.I22]/[.B22]" office:value-type="float" office:value="405.311041009464" calcext:value-type="float">
            <text:p>405,3110410095</text:p>
          </table:table-cell>
          <table:table-cell table:formula="of:=[.J22]/[.B22]" office:value-type="float" office:value="400.993059936909" calcext:value-type="float">
            <text:p>400,9930599369</text:p>
          </table:table-cell>
          <table:table-cell table:formula="of:=[.K22]/[.B22]" office:value-type="float" office:value="477.698422712934" calcext:value-type="float">
            <text:p>477,6984227129</text:p>
          </table:table-cell>
          <table:table-cell table:formula="of:=[.L22]/[.B22]" office:value-type="float" office:value="1949.54574132492" calcext:value-type="float">
            <text:p>1949,545741324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table:formula="of:=[.B23]/[.B23]" office:value-type="float" office:value="1" calcext:value-type="float">
            <text:p>1</text:p>
          </table:table-cell>
          <table:table-cell table:formula="of:=[.C23]/[.B23]" office:value-type="float" office:value="19.2375394321767" calcext:value-type="float">
            <text:p>19,2375394322</text:p>
          </table:table-cell>
          <table:table-cell table:formula="of:=[.D23]/[.B23]" office:value-type="float" office:value="21.4365930599369" calcext:value-type="float">
            <text:p>21,4365930599</text:p>
          </table:table-cell>
          <table:table-cell table:formula="of:=[.E23]/[.B23]" office:value-type="float" office:value="103.478864353312" calcext:value-type="float">
            <text:p>103,4788643533</text:p>
          </table:table-cell>
          <table:table-cell table:formula="of:=[.F23]/[.B23]" office:value-type="float" office:value="202.167823343849" calcext:value-type="float">
            <text:p>202,1678233438</text:p>
          </table:table-cell>
          <table:table-cell table:formula="of:=[.G23]/[.B23]" office:value-type="float" office:value="179.469400630915" calcext:value-type="float">
            <text:p>179,4694006309</text:p>
          </table:table-cell>
          <table:table-cell table:formula="of:=[.H23]/[.B23]" office:value-type="float" office:value="175.302839116719" calcext:value-type="float">
            <text:p>175,3028391167</text:p>
          </table:table-cell>
          <table:table-cell table:formula="of:=[.I23]/[.B23]" office:value-type="float" office:value="169.847318611987" calcext:value-type="float">
            <text:p>169,847318612</text:p>
          </table:table-cell>
          <table:table-cell table:formula="of:=[.J23]/[.B23]" office:value-type="float" office:value="166.680126182965" calcext:value-type="float">
            <text:p>166,680126183</text:p>
          </table:table-cell>
          <table:table-cell table:formula="of:=[.K23]/[.B23]" office:value-type="float" office:value="180.659305993691" calcext:value-type="float">
            <text:p>180,6593059937</text:p>
          </table:table-cell>
          <table:table-cell table:formula="of:=[.L23]/[.B23]" office:value-type="float" office:value="828.826498422713" calcext:value-type="float">
            <text:p>828,8264984227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Fixed length 71b matrix mult 800</text:p>
          </table:table-cell>
          <table:table-cell table:formula="of:=[.B24]/[.B24]" office:value-type="float" office:value="1" calcext:value-type="float">
            <text:p>1</text:p>
          </table:table-cell>
          <table:table-cell table:formula="of:=[.C24]/[.B24]" office:value-type="float" office:value="18.4535015772871" calcext:value-type="float">
            <text:p>18,4535015773</text:p>
          </table:table-cell>
          <table:table-cell table:formula="of:=[.D24]/[.B24]" office:value-type="float" office:value="21.3424605678233" calcext:value-type="float">
            <text:p>21,3424605678</text:p>
          </table:table-cell>
          <table:table-cell table:formula="of:=[.E24]/[.B24]" office:value-type="float" office:value="78.9716088328076" calcext:value-type="float">
            <text:p>78,9716088328</text:p>
          </table:table-cell>
          <table:table-cell table:formula="of:=[.F24]/[.B24]" office:value-type="float" office:value="180.098422712934" calcext:value-type="float">
            <text:p>180,0984227129</text:p>
          </table:table-cell>
          <table:table-cell table:formula="of:=[.G24]/[.B24]" office:value-type="float" office:value="160.167823343849" calcext:value-type="float">
            <text:p>160,1678233438</text:p>
          </table:table-cell>
          <table:table-cell table:formula="of:=[.H24]/[.B24]" office:value-type="float" office:value="155.714195583596" calcext:value-type="float">
            <text:p>155,7141955836</text:p>
          </table:table-cell>
          <table:table-cell table:formula="of:=[.I24]/[.B24]" office:value-type="float" office:value="151.794952681388" calcext:value-type="float">
            <text:p>151,7949526814</text:p>
          </table:table-cell>
          <table:table-cell table:formula="of:=[.J24]/[.B24]" office:value-type="float" office:value="147.584858044164" calcext:value-type="float">
            <text:p>147,5848580442</text:p>
          </table:table-cell>
          <table:table-cell table:formula="of:=[.K24]/[.B24]" office:value-type="float" office:value="173.680126182965" calcext:value-type="float">
            <text:p>173,680126183</text:p>
          </table:table-cell>
          <table:table-cell table:formula="of:=[.L24]/[.B24]" office:value-type="float" office:value="733.646687697161" calcext:value-type="float">
            <text:p>733,646687697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table:formula="of:=[.B25]/[.B25]" office:value-type="float" office:value="1" calcext:value-type="float">
            <text:p>1</text:p>
          </table:table-cell>
          <table:table-cell table:formula="of:=[.C25]/[.B25]" office:value-type="float" office:value="18.6202523659306" calcext:value-type="float">
            <text:p>18,6202523659</text:p>
          </table:table-cell>
          <table:table-cell table:formula="of:=[.D25]/[.B25]" office:value-type="float" office:value="20.4851104100946" calcext:value-type="float">
            <text:p>20,4851104101</text:p>
          </table:table-cell>
          <table:table-cell table:formula="of:=[.E25]/[.B25]" office:value-type="float" office:value="79.2353312302839" calcext:value-type="float">
            <text:p>79,2353312303</text:p>
          </table:table-cell>
          <table:table-cell table:formula="of:=[.F25]/[.B25]" office:value-type="float" office:value="167.509779179811" calcext:value-type="float">
            <text:p>167,5097791798</text:p>
          </table:table-cell>
          <table:table-cell table:formula="of:=[.G25]/[.B25]" office:value-type="float" office:value="159.553312302839" calcext:value-type="float">
            <text:p>159,5533123028</text:p>
          </table:table-cell>
          <table:table-cell table:formula="of:=[.H25]/[.B25]" office:value-type="float" office:value="153.502208201893" calcext:value-type="float">
            <text:p>153,5022082019</text:p>
          </table:table-cell>
          <table:table-cell table:formula="of:=[.I25]/[.B25]" office:value-type="float" office:value="150.116088328076" calcext:value-type="float">
            <text:p>150,1160883281</text:p>
          </table:table-cell>
          <table:table-cell table:formula="of:=[.J25]/[.B25]" office:value-type="float" office:value="147.411356466877" calcext:value-type="float">
            <text:p>147,4113564669</text:p>
          </table:table-cell>
          <table:table-cell table:formula="of:=[.K25]/[.B25]" office:value-type="float" office:value="156.613880126183" calcext:value-type="float">
            <text:p>156,6138801262</text:p>
          </table:table-cell>
          <table:table-cell table:formula="of:=[.L25]/[.B25]" office:value-type="float" office:value="745.753943217666" calcext:value-type="float">
            <text:p>745,7539432177</text:p>
          </table:table-cell>
          <table:table-cell table:number-columns-repeated="1012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Φύλλο1" table:style-name="ta1">
        <table:table-column table:style-name="co12" table:default-cell-style-name="Default"/>
        <table:table-column table:style-name="co13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14" table:default-cell-style-name="ce8"/>
        <table:table-column table:style-name="co10" table:default-cell-style-name="Default"/>
        <table:table-column table:style-name="co11" table:number-columns-repeated="34" table:default-cell-style-name="Default"/>
        <table:table-row table:style-name="ro3">
          <table:table-cell table:style-name="ce1"/>
          <table:table-cell table:style-name="ce4" office:value-type="string" calcext:value-type="string">
            <text:p>NORMAL EXECUTION</text:p>
          </table:table-cell>
          <table:table-cell table:style-name="ce4" office:value-type="string" calcext:value-type="string">
            <text:p>NO MACS (0 bytes for them)</text:p>
          </table:table-cell>
          <table:table-cell table:style-name="ce4" office:value-type="string" calcext:value-type="string">
            <text:p>IGNORING MACS</text:p>
          </table:table-cell>
          <table:table-cell table:style-name="ce4" office:value-type="string" calcext:value-type="string">
            <text:p>IGNORING MACS AT LAST MOMENT</text:p>
          </table:table-cell>
          <table:table-cell table:style-name="ce4" office:value-type="string" calcext:value-type="string">
            <text:p>INCLUDING MACS CACHE 40(code)-40(data) (2 way set assoc)</text:p>
          </table:table-cell>
          <table:table-cell table:style-name="ce4" office:value-type="string" calcext:value-type="string">
            <text:p>INCLUDING MACS NO CACHE</text:p>
          </table:table-cell>
          <table:table-cell table:style-name="ce1" table:number-columns-repeated="5"/>
          <table:table-cell table:number-columns-repeated="29"/>
        </table:table-row>
        <table:table-row table:style-name="ro3">
          <table:table-cell table:style-name="ce1" office:value-type="string" calcext:value-type="string">
            <text:p>Variable length 1 primes 100k 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office:value-type="float" office:value="8.87" calcext:value-type="float">
            <text:p>8,87</text:p>
          </table:table-cell>
          <table:table-cell table:style-name="ce5" office:value-type="float" office:value="8.73" calcext:value-type="float">
            <text:p>8,73</text:p>
          </table:table-cell>
          <table:table-cell table:style-name="ce5" office:value-type="float" office:value="212.2" calcext:value-type="float">
            <text:p>212,2</text:p>
          </table:table-cell>
          <table:table-cell table:style-name="ce5" office:value-type="float" office:value="1207" calcext:value-type="float">
            <text:p>1207</text:p>
          </table:table-cell>
          <table:table-cell table:style-name="ce5" office:value-type="float" office:value="1292" calcext:value-type="float">
            <text:p>1292</text:p>
          </table:table-cell>
          <table:table-cell table:style-name="ce5" table:number-columns-repeated="5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Variable length 7 primes 100k 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office:value-type="float" office:value="5.56" calcext:value-type="float">
            <text:p>5,56</text:p>
          </table:table-cell>
          <table:table-cell table:style-name="ce5" office:value-type="float" office:value="5.131" calcext:value-type="float">
            <text:p>5,131</text:p>
          </table:table-cell>
          <table:table-cell table:style-name="ce5" office:value-type="float" office:value="45.1" calcext:value-type="float">
            <text:p>45,1</text:p>
          </table:table-cell>
          <table:table-cell table:style-name="ce5" office:value-type="float" office:value="119.3" calcext:value-type="float">
            <text:p>119,3</text:p>
          </table:table-cell>
          <table:table-cell table:style-name="ce5" office:value-type="float" office:value="366" calcext:value-type="float">
            <text:p>366</text:p>
          </table:table-cell>
          <table:table-cell table:style-name="ce5" table:number-columns-repeated="5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Variable length 39 (too big) primes 100k 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20b primes 100k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office:value-type="float" office:value="5.6" calcext:value-type="float">
            <text:p>5,6</text:p>
          </table:table-cell>
          <table:table-cell table:style-name="ce5" office:value-type="float" office:value="5.83" calcext:value-type="float">
            <text:p>5,83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319.4" calcext:value-type="float">
            <text:p>319,4</text:p>
          </table:table-cell>
          <table:table-cell table:style-name="ce5" office:value-type="float" office:value="684" calcext:value-type="float">
            <text:p>684</text:p>
          </table:table-cell>
          <table:table-cell table:style-name="ce5" table:number-columns-repeated="5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55b primes 100k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75b primes 100k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office:value-type="float" office:value="5.4" calcext:value-type="float">
            <text:p>5,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2.5" calcext:value-type="float">
            <text:p>32,5</text:p>
          </table:table-cell>
          <table:table-cell table:style-name="ce5" office:value-type="float" office:value="38.4" calcext:value-type="float">
            <text:p>38,4</text:p>
          </table:table-cell>
          <table:table-cell table:style-name="ce5" office:value-type="float" office:value="295.6" calcext:value-type="float">
            <text:p>295,6</text:p>
          </table:table-cell>
          <table:table-cell table:style-name="ce5" table:number-columns-repeated="5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71b primes 100k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table:number-columns-repeated="4"/>
          <table:table-cell table:style-name="ce5" office:value-type="float" office:value="280.9" calcext:value-type="float">
            <text:p>280,9</text:p>
          </table:table-cell>
          <table:table-cell table:style-name="ce5" table:number-columns-repeated="5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Variable length 1 hanoi 27</text:p>
          </table:table-cell>
          <table:table-cell table:style-name="ce5" office:value-type="float" office:value="0.514" calcext:value-type="float">
            <text:p>0,514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Variable length 7 hanoi 27</text:p>
          </table:table-cell>
          <table:table-cell table:style-name="ce5" office:value-type="float" office:value="0.514" calcext:value-type="float">
            <text:p>0,514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20b hanoi 27</text:p>
          </table:table-cell>
          <table:table-cell table:style-name="ce5" office:value-type="float" office:value="0.514" calcext:value-type="float">
            <text:p>0,514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75b hanoi 27</text:p>
          </table:table-cell>
          <table:table-cell table:style-name="ce5" office:value-type="float" office:value="0.514" calcext:value-type="float">
            <text:p>0,514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matrix_multiplication_sec_800_2000</text:p>
          </table:table-cell>
          <table:table-cell table:style-name="ce5" office:value-type="float" office:value="1.585" calcext:value-type="float">
            <text:p>1,585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/>
          <table:table-cell table:style-name="ce5" table:number-columns-repeated="11"/>
          <table:table-cell table:style-name="ce7" table:number-columns-repeated="29"/>
        </table:table-row>
        <table:table-row table:style-name="ro3">
          <table:table-cell table:style-name="ce1"/>
          <table:table-cell table:style-name="ce5" table:number-columns-repeated="2"/>
          <table:table-cell table:style-name="ce5" office:value-type="string" calcext:value-type="string">
            <text:p>we put the mac bytes there</text:p>
          </table:table-cell>
          <table:table-cell table:style-name="ce5" office:value-type="string" calcext:value-type="string">
            <text:p>we put the mac bytes, verification code</text:p>
          </table:table-cell>
          <table:table-cell table:style-name="ce5" table:number-columns-repeated="7"/>
          <table:table-cell table:style-name="ce7" table:number-columns-repeated="29"/>
        </table:table-row>
        <table:table-row table:style-name="ro3">
          <table:table-cell table:style-name="ce1"/>
          <table:table-cell table:style-name="ce5" table:number-columns-repeated="2"/>
          <table:table-cell table:style-name="ce5" office:value-type="string" calcext:value-type="string">
            <text:p>but we do nothing about them</text:p>
          </table:table-cell>
          <table:table-cell table:style-name="ce5" office:value-type="string" calcext:value-type="string">
            <text:p>at the start of each block, forcing block</text:p>
          </table:table-cell>
          <table:table-cell table:style-name="ce5" office:value-type="string" calcext:value-type="string">
            <text:p>we do everything but we use cache in code and in data</text:p>
          </table:table-cell>
          <table:table-cell table:style-name="ce5" office:value-type="string" calcext:value-type="string">
            <text:p>we do everything</text:p>
          </table:table-cell>
          <table:table-cell table:style-name="ce5" table:number-columns-repeated="5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uses up to 20 commands</text:p>
          </table:table-cell>
          <table:table-cell table:style-name="ce5"/>
          <table:table-cell table:style-name="ce5" office:value-type="string" calcext:value-type="string">
            <text:p>only useful bytes and keys are present</text:p>
          </table:table-cell>
          <table:table-cell table:style-name="ce5"/>
          <table:table-cell table:style-name="ce5" office:value-type="string" calcext:value-type="string">
            <text:p>change when encountering label or function call</text:p>
          </table:table-cell>
          <table:table-cell table:style-name="ce5" office:value-type="string" calcext:value-type="string">
            <text:p>in order not to compute recent macs again</text:p>
          </table:table-cell>
          <table:table-cell table:style-name="ce5" table:number-columns-repeated="6"/>
          <table:table-cell table:style-name="ce7" table:number-columns-repeated="29"/>
        </table:table-row>
        <table:table-row table:style-name="ro3">
          <table:table-cell table:style-name="ce1"/>
          <table:table-cell table:style-name="ce5" table:number-columns-repeated="3"/>
          <table:table-cell table:style-name="ce5" office:value-type="string" calcext:value-type="string">
            <text:p>but do nothing when it comes to AES-CBC calculation</text:p>
          </table:table-cell>
          <table:table-cell table:style-name="ce5" table:number-columns-repeated="7"/>
          <table:table-cell table:style-name="ce7" table:number-columns-repeated="29"/>
        </table:table-row>
        <table:table-row table:style-name="ro3">
          <table:table-cell table:style-name="ce1"/>
          <table:table-cell table:style-name="ce5" table:number-columns-repeated="11"/>
          <table:table-cell table:style-name="ce7" table:number-columns-repeated="29"/>
        </table:table-row>
        <table:table-row table:style-name="ro3" table:number-rows-repeated="2">
          <table:table-cell table:style-name="ce1"/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4" office:value-type="string" calcext:value-type="string">
            <text:p>RATIOS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Variable length 1 primes 100k </text:p>
          </table:table-cell>
          <table:table-cell table:style-name="ce5" table:formula="of:=[.B2]/[.B2]" office:value-type="float" office:value="1" calcext:value-type="float">
            <text:p>1</text:p>
          </table:table-cell>
          <table:table-cell table:style-name="ce5" table:formula="of:=[.C2]/[.B2]" office:value-type="float" office:value="13.9465408805031" calcext:value-type="float">
            <text:p>13,9465408805</text:p>
          </table:table-cell>
          <table:table-cell table:style-name="ce5" table:formula="of:=[.D2]/[.B2]" office:value-type="float" office:value="13.7264150943396" calcext:value-type="float">
            <text:p>13,7264150943</text:p>
          </table:table-cell>
          <table:table-cell table:style-name="ce5" table:formula="of:=[.E2]/[.B2]" office:value-type="float" office:value="333.647798742138" calcext:value-type="float">
            <text:p>333,6477987421</text:p>
          </table:table-cell>
          <table:table-cell table:style-name="ce5" table:formula="of:=[.F2]/[.B2]" office:value-type="float" office:value="1897.79874213837" calcext:value-type="float">
            <text:p>1897,7987421384</text:p>
          </table:table-cell>
          <table:table-cell table:style-name="ce5" table:formula="of:=[.G2]/[.B2]" office:value-type="float" office:value="2031.4465408805" calcext:value-type="float">
            <text:p>2031,4465408805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Variable length 7 primes 100k </text:p>
          </table:table-cell>
          <table:table-cell table:style-name="ce5" table:formula="of:=[.B3]/[.B3]" office:value-type="float" office:value="1" calcext:value-type="float">
            <text:p>1</text:p>
          </table:table-cell>
          <table:table-cell table:style-name="ce5" table:formula="of:=[.C3]/[.B3]" office:value-type="float" office:value="8.74213836477987" calcext:value-type="float">
            <text:p>8,7421383648</text:p>
          </table:table-cell>
          <table:table-cell table:style-name="ce5" table:formula="of:=[.D3]/[.B3]" office:value-type="float" office:value="8.06761006289308" calcext:value-type="float">
            <text:p>8,0676100629</text:p>
          </table:table-cell>
          <table:table-cell table:style-name="ce5" table:formula="of:=[.E3]/[.B3]" office:value-type="float" office:value="70.9119496855346" calcext:value-type="float">
            <text:p>70,9119496855</text:p>
          </table:table-cell>
          <table:table-cell table:style-name="ce5" table:formula="of:=[.F3]/[.B3]" office:value-type="float" office:value="187.578616352201" calcext:value-type="float">
            <text:p>187,5786163522</text:p>
          </table:table-cell>
          <table:table-cell table:style-name="ce5" table:formula="of:=[.G3]/[.B3]" office:value-type="float" office:value="575.471698113208" calcext:value-type="float">
            <text:p>575,4716981132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Variable length 39 (too big) primes 100k </text:p>
          </table:table-cell>
          <table:table-cell table:style-name="ce5" table:formula="of:=[.B4]/[.B4]" office:value-type="float" office:value="1" calcext:value-type="float">
            <text:p>1</text:p>
          </table:table-cell>
          <table:table-cell table:style-name="ce5" table:formula="of:=[.C4]/[.B4]" office:value-type="float" office:value="0" calcext:value-type="float">
            <text:p>0</text:p>
          </table:table-cell>
          <table:table-cell table:style-name="ce5" table:formula="of:=[.D4]/[.B4]" office:value-type="float" office:value="0" calcext:value-type="float">
            <text:p>0</text:p>
          </table:table-cell>
          <table:table-cell table:style-name="ce5" table:formula="of:=[.E4]/[.B4]" office:value-type="float" office:value="0" calcext:value-type="float">
            <text:p>0</text:p>
          </table:table-cell>
          <table:table-cell table:style-name="ce5" table:formula="of:=[.F4]/[.B4]" office:value-type="float" office:value="0" calcext:value-type="float">
            <text:p>0</text:p>
          </table:table-cell>
          <table:table-cell table:style-name="ce5" table:formula="of:=[.G4]/[.B4]" office:value-type="float" office:value="0" calcext:value-type="float">
            <text:p>0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Fixed length 20b primes 100k</text:p>
          </table:table-cell>
          <table:table-cell table:style-name="ce5" table:formula="of:=[.B5]/[.B5]" office:value-type="float" office:value="1" calcext:value-type="float">
            <text:p>1</text:p>
          </table:table-cell>
          <table:table-cell table:style-name="ce5" table:formula="of:=[.C5]/[.B5]" office:value-type="float" office:value="8.80503144654088" calcext:value-type="float">
            <text:p>8,8050314465</text:p>
          </table:table-cell>
          <table:table-cell table:style-name="ce5" table:formula="of:=[.D5]/[.B5]" office:value-type="float" office:value="9.16666666666667" calcext:value-type="float">
            <text:p>9,1666666667</text:p>
          </table:table-cell>
          <table:table-cell table:style-name="ce5" table:formula="of:=[.E5]/[.B5]" office:value-type="float" office:value="163.522012578616" calcext:value-type="float">
            <text:p>163,5220125786</text:p>
          </table:table-cell>
          <table:table-cell table:style-name="ce5" table:formula="of:=[.F5]/[.B5]" office:value-type="float" office:value="502.201257861635" calcext:value-type="float">
            <text:p>502,2012578616</text:p>
          </table:table-cell>
          <table:table-cell table:style-name="ce5" table:formula="of:=[.G5]/[.B5]" office:value-type="float" office:value="1075.47169811321" calcext:value-type="float">
            <text:p>1075,4716981132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Fixed length 55b primes 100k</text:p>
          </table:table-cell>
          <table:table-cell table:style-name="ce5" table:formula="of:=[.B6]/[.B6]" office:value-type="float" office:value="1" calcext:value-type="float">
            <text:p>1</text:p>
          </table:table-cell>
          <table:table-cell table:style-name="ce5" table:formula="of:=[.C6]/[.B6]" office:value-type="float" office:value="0" calcext:value-type="float">
            <text:p>0</text:p>
          </table:table-cell>
          <table:table-cell table:style-name="ce5" table:formula="of:=[.D6]/[.B6]" office:value-type="float" office:value="0" calcext:value-type="float">
            <text:p>0</text:p>
          </table:table-cell>
          <table:table-cell table:style-name="ce5" table:formula="of:=[.E6]/[.B6]" office:value-type="float" office:value="0" calcext:value-type="float">
            <text:p>0</text:p>
          </table:table-cell>
          <table:table-cell table:style-name="ce5" table:formula="of:=[.F6]/[.B6]" office:value-type="float" office:value="0" calcext:value-type="float">
            <text:p>0</text:p>
          </table:table-cell>
          <table:table-cell table:style-name="ce5" table:formula="of:=[.G6]/[.B6]" office:value-type="float" office:value="0" calcext:value-type="float">
            <text:p>0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Fixed length 75b primes 100k</text:p>
          </table:table-cell>
          <table:table-cell table:style-name="ce5" table:formula="of:=[.B7]/[.B7]" office:value-type="float" office:value="1" calcext:value-type="float">
            <text:p>1</text:p>
          </table:table-cell>
          <table:table-cell table:style-name="ce5" table:formula="of:=[.C7]/[.B7]" office:value-type="float" office:value="8.49056603773585" calcext:value-type="float">
            <text:p>8,4905660377</text:p>
          </table:table-cell>
          <table:table-cell table:style-name="ce5" table:formula="of:=[.D7]/[.B7]" office:value-type="float" office:value="7.86163522012579" calcext:value-type="float">
            <text:p>7,8616352201</text:p>
          </table:table-cell>
          <table:table-cell table:style-name="ce5" table:formula="of:=[.E7]/[.B7]" office:value-type="float" office:value="51.1006289308176" calcext:value-type="float">
            <text:p>51,1006289308</text:p>
          </table:table-cell>
          <table:table-cell table:style-name="ce5" table:formula="of:=[.F7]/[.B7]" office:value-type="float" office:value="60.377358490566" calcext:value-type="float">
            <text:p>60,3773584906</text:p>
          </table:table-cell>
          <table:table-cell table:style-name="ce5" table:formula="of:=[.G7]/[.B7]" office:value-type="float" office:value="464.779874213837" calcext:value-type="float">
            <text:p>464,7798742138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Fixed length 71b primes 100k</text:p>
          </table:table-cell>
          <table:table-cell table:style-name="ce5" table:formula="of:=[.B8]/[.B8]" office:value-type="float" office:value="1" calcext:value-type="float">
            <text:p>1</text:p>
          </table:table-cell>
          <table:table-cell table:style-name="ce5" table:formula="of:=[.C8]/[.B8]" office:value-type="float" office:value="0" calcext:value-type="float">
            <text:p>0</text:p>
          </table:table-cell>
          <table:table-cell table:style-name="ce5" table:formula="of:=[.D8]/[.B8]" office:value-type="float" office:value="0" calcext:value-type="float">
            <text:p>0</text:p>
          </table:table-cell>
          <table:table-cell table:style-name="ce5" table:formula="of:=[.E8]/[.B8]" office:value-type="float" office:value="0" calcext:value-type="float">
            <text:p>0</text:p>
          </table:table-cell>
          <table:table-cell table:style-name="ce5" table:formula="of:=[.F8]/[.B8]" office:value-type="float" office:value="0" calcext:value-type="float">
            <text:p>0</text:p>
          </table:table-cell>
          <table:table-cell table:style-name="ce5" table:formula="of:=[.G8]/[.B8]" office:value-type="float" office:value="441.666666666667" calcext:value-type="float">
            <text:p>441,6666666667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Variable length 1 hanoi 27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Variable length 7 hanoi 27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Variable length 42 hanoi 27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Fixed length 20b hanoi 27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Fixed length 75b hanoi 27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 table:number-rows-repeated="6">
          <table:table-cell table:style-name="ce1"/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primes normal 100k: 0,636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primes normal 150K: 1,594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hanoi normal 28: 1,02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hanoi normal 27: 0,514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matrix_mult_800_2000_normal:1,585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/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 table:number-rows-repeated="34">
          <table:table-cell/>
          <table:table-cell table:style-name="ce7" table:number-columns-repeated="39"/>
          <table:table-cell/>
        </table:table-row>
        <table:table-row table:style-name="ro3" table:number-rows-repeated="1048495">
          <table:table-cell table:number-columns-repeated="41"/>
        </table:table-row>
        <table:table-row table:style-name="ro3"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 style:data-style-name="N2" text:time-value="16:32:14.866852508">00:00:00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1:44:54.975242180</meta:creation-date>
    <dc:date>2017-04-04T19:14:59.963779367</dc:date>
    <meta:editing-duration>P2DT19H19M18S</meta:editing-duration>
    <meta:editing-cycles>80</meta:editing-cycles>
    <meta:generator>LibreOffice/5.0.3.2$Linux_X86_64 LibreOffice_project/00m0$Build-2</meta:generator>
    <dc:creator>menoobs </dc:creator>
    <meta:document-statistic meta:table-count="2" meta:cell-count="644" meta:object-count="0"/>
  </office:meta>
</office:document-meta>
</file>